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394cm"/>
    </style:style>
    <style:style style:name="co4" style:family="table-column">
      <style:table-column-properties fo:break-before="auto" style:column-width="14.101cm"/>
    </style:style>
    <style:style style:name="co5" style:family="table-column">
      <style:table-column-properties fo:break-before="auto" style:column-width="11.377cm"/>
    </style:style>
    <style:style style:name="co6" style:family="table-column">
      <style:table-column-properties fo:break-before="auto" style:column-width="12.012cm"/>
    </style:style>
    <style:style style:name="co7" style:family="table-column">
      <style:table-column-properties fo:break-before="auto" style:column-width="10.802cm"/>
    </style:style>
    <style:style style:name="co8" style:family="table-column">
      <style:table-column-properties fo:break-before="auto" style:column-width="14.1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0.736cm" fo:break-before="auto" style:use-optimal-row-height="true"/>
    </style:style>
    <style:style style:name="ro10" style:family="table-row">
      <style:table-row-properties style:row-height="1.078cm" fo:break-before="auto" style:use-optimal-row-height="true"/>
    </style:style>
    <style:style style:name="ro11" style:family="table-row">
      <style:table-row-properties style:row-height="1.762cm" fo:break-before="auto" style:use-optimal-row-height="true"/>
    </style:style>
    <style:style style:name="ro12" style:family="table-row">
      <style:table-row-properties style:row-height="1.184cm" fo:break-before="auto" style:use-optimal-row-height="true"/>
    </style:style>
    <style:style style:name="ro13" style:family="table-row">
      <style:table-row-properties style:row-height="7.213cm" fo:break-before="auto" style:use-optimal-row-height="true"/>
    </style:style>
    <style:style style:name="ro14" style:family="table-row">
      <style:table-row-properties style:row-height="3.369cm" fo:break-before="auto" style:use-optimal-row-height="true"/>
    </style:style>
    <style:style style:name="ro15" style:family="table-row">
      <style:table-row-properties style:row-height="6.114cm" fo:break-before="auto" style:use-optimal-row-height="false"/>
    </style:style>
    <style:style style:name="ro16" style:family="table-row">
      <style:table-row-properties style:row-height="5.616cm" fo:break-before="auto" style:use-optimal-row-height="false"/>
    </style:style>
    <style:style style:name="ro17" style:family="table-row">
      <style:table-row-properties style:row-height="3.071cm" fo:break-before="auto" style:use-optimal-row-height="false"/>
    </style:style>
    <style:style style:name="ro18" style:family="table-row">
      <style:table-row-properties style:row-height="0.499cm" fo:break-before="auto" style:use-optimal-row-height="true"/>
    </style:style>
    <style:style style:name="ro19" style:family="table-row">
      <style:table-row-properties style:row-height="2.79cm" fo:break-before="auto" style:use-optimal-row-height="true"/>
    </style:style>
    <style:style style:name="ro20" style:family="table-row">
      <style:table-row-properties style:row-height="3.711cm" fo:break-before="auto" style:use-optimal-row-height="true"/>
    </style:style>
    <style:style style:name="ro21" style:family="table-row">
      <style:table-row-properties style:row-height="9.39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6.555cm" fo:break-before="auto" style:use-optimal-row-height="true"/>
    </style:style>
    <style:style style:name="ro24" style:family="table-row">
      <style:table-row-properties style:row-height="5.186cm" fo:break-before="auto" style:use-optimal-row-height="true"/>
    </style:style>
    <style:style style:name="ro25" style:family="table-row">
      <style:table-row-properties style:row-height="9.056cm" fo:break-before="auto" style:use-optimal-row-height="true"/>
    </style:style>
    <style:style style:name="ro26" style:family="table-row">
      <style:table-row-properties style:row-height="5.87cm" fo:break-before="auto" style:use-optimal-row-height="true"/>
    </style:style>
    <style:style style:name="ro27" style:family="table-row">
      <style:table-row-properties style:row-height="4.817cm" fo:break-before="auto" style:use-optimal-row-height="true"/>
    </style:style>
    <style:style style:name="ro28" style:family="table-row">
      <style:table-row-properties style:row-height="1.286cm" fo:break-before="auto" style:use-optimal-row-height="true"/>
    </style:style>
    <style:style style:name="ro29" style:family="table-row">
      <style:table-row-properties style:row-height="0.847cm" fo:break-before="auto" style:use-optimal-row-height="false"/>
    </style:style>
    <style:style style:name="ro30" style:family="table-row">
      <style:table-row-properties style:row-height="1.432cm" fo:break-before="auto" style:use-optimal-row-height="false"/>
    </style:style>
    <style:style style:name="ro31" style:family="table-row">
      <style:table-row-properties style:row-height="3cm" fo:break-before="auto" style:use-optimal-row-height="true"/>
    </style:style>
    <style:style style:name="ro32" style:family="table-row">
      <style:table-row-properties style:row-height="1.462cm" fo:break-before="auto" style:use-optimal-row-height="false"/>
    </style:style>
    <style:style style:name="ro33" style:family="table-row">
      <style:table-row-properties style:row-height="4.68cm" fo:break-before="auto" style:use-optimal-row-height="false"/>
    </style:style>
    <style:style style:name="ro34" style:family="table-row">
      <style:table-row-properties style:row-height="5.581cm" fo:break-before="auto" style:use-optimal-row-height="true"/>
    </style:style>
    <style:style style:name="ro35" style:family="table-row">
      <style:table-row-properties style:row-height="1.157cm" fo:break-before="auto" style:use-optimal-row-height="true"/>
    </style:style>
    <style:style style:name="ro36" style:family="table-row">
      <style:table-row-properties style:row-height="1.526cm" fo:break-before="auto" style:use-optimal-row-height="true"/>
    </style:style>
    <style:style style:name="ro37" style:family="table-row">
      <style:table-row-properties style:row-height="0.788cm" fo:break-before="auto" style:use-optimal-row-height="true"/>
    </style:style>
    <style:style style:name="ro38" style:family="table-row">
      <style:table-row-properties style:row-height="1.139cm" fo:break-before="auto" style:use-optimal-row-height="false"/>
    </style:style>
    <style:style style:name="ro39" style:family="table-row">
      <style:table-row-properties style:row-height="1.286cm" fo:break-before="auto" style:use-optimal-row-height="false"/>
    </style:style>
    <style:style style:name="ro40" style:family="table-row">
      <style:table-row-properties style:row-height="1.549cm" fo:break-before="auto" style:use-optimal-row-height="false"/>
    </style:style>
    <style:style style:name="ro41" style:family="table-row">
      <style:table-row-properties style:row-height="0.907cm" fo:break-before="auto" style:use-optimal-row-height="false"/>
    </style:style>
    <style:style style:name="ro42" style:family="table-row">
      <style:table-row-properties style:row-height="0.965cm" fo:break-before="auto" style:use-optimal-row-height="false"/>
    </style:style>
    <style:style style:name="ro43" style:family="table-row">
      <style:table-row-properties style:row-height="1.755cm" fo:break-before="auto" style:use-optimal-row-height="false"/>
    </style:style>
    <style:style style:name="ro44" style:family="table-row">
      <style:table-row-properties style:row-height="1.081cm" fo:break-before="auto" style:use-optimal-row-height="false"/>
    </style:style>
    <style:style style:name="ro45" style:family="table-row">
      <style:table-row-properties style:row-height="1.344cm" fo:break-before="auto" style:use-optimal-row-height="false"/>
    </style:style>
    <style:style style:name="ro46" style:family="table-row">
      <style:table-row-properties style:row-height="2.263cm" fo:break-before="auto" style:use-optimal-row-height="true"/>
    </style:style>
    <style:style style:name="ro47" style:family="table-row">
      <style:table-row-properties style:row-height="1.894cm" fo:break-before="auto" style:use-optimal-row-height="true"/>
    </style:style>
    <style:style style:name="ro48" style:family="table-row">
      <style:table-row-properties style:row-height="1.316cm" fo:break-before="auto" style:use-optimal-row-height="false"/>
    </style:style>
    <style:style style:name="ro49" style:family="table-row">
      <style:table-row-properties style:row-height="1.9cm" fo:break-before="auto" style:use-optimal-row-height="false"/>
    </style:style>
    <style:style style:name="ro50" style:family="table-row">
      <style:table-row-properties style:row-height="1.49cm" fo:break-before="auto" style:use-optimal-row-height="false"/>
    </style:style>
    <style:style style:name="ro51" style:family="table-row">
      <style:table-row-properties style:row-height="2.748cm" fo:break-before="auto" style:use-optimal-row-height="false"/>
    </style:style>
    <style:style style:name="ro52" style:family="table-row">
      <style:table-row-properties style:row-height="4.106cm" fo:break-before="auto" style:use-optimal-row-height="true"/>
    </style:style>
    <style:style style:name="ro53" style:family="table-row">
      <style:table-row-properties style:row-height="0.379cm" fo:break-before="auto" style:use-optimal-row-height="false"/>
    </style:style>
    <style:style style:name="ro54" style:family="table-row">
      <style:table-row-properties style:row-height="1.198cm" fo:break-before="auto" style:use-optimal-row-height="true"/>
    </style:style>
    <style:style style:name="ro55" style:family="table-row">
      <style:table-row-properties style:row-height="1.609cm" fo:break-before="auto" style:use-optimal-row-height="false"/>
    </style:style>
    <style:style style:name="ro56" style:family="table-row">
      <style:table-row-properties style:row-height="1.96cm" fo:break-before="auto" style:use-optimal-row-height="true"/>
    </style:style>
    <style:style style:name="ro57" style:family="table-row">
      <style:table-row-properties style:row-height="1.579cm" fo:break-before="auto" style:use-optimal-row-height="true"/>
    </style:style>
    <style:style style:name="ro58" style:family="table-row">
      <style:table-row-properties style:row-height="4.475cm" fo:break-before="auto" style:use-optimal-row-height="true"/>
    </style:style>
    <style:style style:name="ro59" style:family="table-row">
      <style:table-row-properties style:row-height="1.52cm" fo:break-before="auto" style:use-optimal-row-height="false"/>
    </style:style>
    <style:style style:name="ro60" style:family="table-row">
      <style:table-row-properties style:row-height="0.584cm" fo:break-before="auto" style:use-optimal-row-height="false"/>
    </style:style>
    <style:style style:name="ro61" style:family="table-row">
      <style:table-row-properties style:row-height="2.311cm" fo:break-before="auto" style:use-optimal-row-height="false"/>
    </style:style>
    <style:style style:name="ro62" style:family="table-row">
      <style:table-row-properties style:row-height="1.169cm" fo:break-before="auto" style:use-optimal-row-height="false"/>
    </style:style>
    <style:style style:name="ro63" style:family="table-row">
      <style:table-row-properties style:row-height="5.177cm" fo:break-before="auto" style:use-optimal-row-height="false"/>
    </style:style>
    <style:style style:name="ro64" style:family="table-row">
      <style:table-row-properties style:row-height="1.637cm" fo:break-before="auto" style:use-optimal-row-height="false"/>
    </style:style>
    <style:style style:name="ro65" style:family="table-row">
      <style:table-row-properties style:row-height="1.783cm" fo:break-before="auto" style:use-optimal-row-height="false"/>
    </style:style>
    <style:style style:name="ro66" style:family="table-row">
      <style:table-row-properties style:row-height="2.164cm" fo:break-before="auto" style:use-optimal-row-height="false"/>
    </style:style>
    <style:style style:name="ro67" style:family="table-row">
      <style:table-row-properties style:row-height="3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2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127622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2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0" style:family="table-cell" style:parent-style-name="Default">
      <style:table-cell-properties fo:background-color="#ffe994" fo:wrap-option="wrap" fo:border="0.06pt solid #000000" style:vertical-align="top"/>
    </style:style>
    <style:style style:name="ce41" style:family="table-cell" style:parent-style-name="Default">
      <style:table-cell-properties fo:background-color="transparent" fo:wrap-option="wrap" fo:border="0.06pt solid #000000" style:vertical-align="top"/>
    </style:style>
    <style:style style:name="ce42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d7" fo:wrap-option="wrap" fo:border="0.06pt solid #000000" style:vertical-align="top"/>
    </style:style>
    <style:style style:name="ce45" style:family="table-cell" style:parent-style-name="Default">
      <style:table-cell-properties fo:wrap-option="wrap" fo:border="0.06pt solid #000000" style:vertical-align="top"/>
    </style:style>
    <style:style style:name="ce4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51" style:family="table-cell" style:parent-style-name="Default">
      <style:table-cell-properties fo:wrap-option="wrap" fo:border="0.06pt solid #000000" style:vertical-align="top"/>
      <style:text-properties fo:color="#be480a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style:vertical-align="top"/>
    </style:style>
    <style:style style:name="ce56" style:family="table-cell" style:parent-style-name="Default">
      <style:table-cell-properties fo:wrap-option="wrap" fo:border="0.06pt solid #000000" style:vertical-align="top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wrap-option="wrap" fo:border="0.06pt solid #000000" style:vertical-align="top"/>
      <style:text-properties fo:color="#800080"/>
    </style:style>
    <style:style style:name="ce58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c9211e" style:font-name="Ubuntu" fo:font-size="9pt" style:font-size-asian="9pt" style:font-size-complex="9pt"/>
    </style:style>
    <style:style style:name="ce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Ubuntu" fo:font-size="9pt" style:font-size-asian="9pt" style:font-size-complex="9pt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46464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/>
    </style:style>
    <style:style style:name="ce67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85c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73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1pt" style:font-size-asian="11pt" style:font-size-complex="11pt"/>
    </style:style>
    <style:style style:name="ce76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7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44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Ubuntu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c9211e" style:font-name="Ubuntu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5308d" style:font-name="Ubuntu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5308d" style:font-name="Ubuntu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81" style:family="table-cell" style:parent-style-name="Default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127622" style:font-name="Ubuntu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T1" style:family="text">
      <style:text-properties fo:color="#b75300"/>
    </style:style>
    <style:style style:name="T2" style:family="text">
      <style:text-properties style:use-window-font-color="true"/>
    </style:style>
    <style:style style:name="T3" style:family="text">
      <style:text-properties fo:color="#c9211e" style:font-name="Liberation Sans" fo:font-size="10pt" fo:font-weight="normal" style:text-underline-style="none" style:text-underline-color="font-color" style:text-line-through-type="singl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use-window-font-color="tru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75300"/>
    </style:style>
    <style:style style:name="T6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b47804"/>
    </style:style>
    <style:style style:name="T9" style:family="text">
      <style:text-properties fo:color="#127622"/>
    </style:style>
    <style:style style:name="T10" style:family="text">
      <style:text-properties fo:color="#be480a"/>
    </style:style>
    <style:style style:name="T1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1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1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1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1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8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9" style:family="text">
      <style:text-properties fo:color="#80008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 fo:color="#127622"/>
    </style:style>
    <style:style style:name="T22" style:family="text">
      <style:text-properties fo:color="#55308d"/>
    </style:style>
    <style:style style:name="T23" style:family="text">
      <style:text-properties fo:color="#2a6099"/>
    </style:style>
    <style:style style:name="T24" style:family="text">
      <style:text-properties fo:color="#800080" fo:font-weight="bold" style:font-weight-asian="bold" style:font-weight-complex="bold"/>
    </style:style>
    <style:style style:name="T25" style:family="text">
      <style:text-properties fo:color="#127622" fo:font-weight="bold" style:font-weight-asian="bold" style:font-weight-complex="bold"/>
    </style:style>
    <style:style style:name="T26" style:family="text">
      <style:text-properties fo:color="#c9211e"/>
    </style:style>
    <style:style style:name="T27" style:family="text">
      <style:text-properties fo:color="#b75300" fo:font-weight="bold" style:font-weight-asian="bold" style:font-weight-complex="bold"/>
    </style:style>
    <style:style style:name="T28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29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color="#b75300" fo:font-weight="bold" style:font-weight-asian="bold" style:font-weight-complex="bold"/>
    </style:style>
    <style:style style:name="T30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31" style:family="text">
      <style:text-properties style:language-asian="zh" style:country-asian="CN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/>
    </style:style>
    <style:style style:name="T32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bold" style:font-weight-asian="bold" style:font-weight-complex="bold"/>
    </style:style>
    <style:style style:name="T33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bold" style:font-weight-asian="bold" style:font-weight-complex="bold" fo:color="#b75300"/>
    </style:style>
    <style:style style:name="T34" style:family="text">
      <style:text-properties style:language-asian="zh" style:country-asian="CN" style:font-name="Liberation Sans" style:font-size-asian="10pt" style:font-size-complex="10pt" style:font-style-asian="normal" style:font-style-complex="normal" style:text-emphasize="none" style:font-relief="none" style:font-name-asian="Noto Sans CJK SC" fo:font-size="10pt" style:language-complex="hi" style:country-complex="IN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text-overline-style="none" style:text-overline-color="font-color" fo:font-weight="normal" style:font-weight-asian="normal" style:font-weight-complex="normal"/>
    </style:style>
    <style:style style:name="T35" style:family="text">
      <style:text-properties fo:color="#55308d"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3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fo:color="#be480a" fo:font-weight="bold" style:font-weight-asian="bold" style:font-weight-complex="bold"/>
    </style:style>
    <style:style style:name="T40" style:family="text">
      <style:text-properties style:font-name="Liberation Sans"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e480a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Liberation Sans"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2" style:family="text">
      <style:text-properties fo:color="#2a6099" fo:font-weight="bold" style:font-weight-asian="bold" style:font-weight-complex="bold"/>
    </style:style>
    <style:style style:name="T4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4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5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-33% 58%"/>
    </style:style>
    <style:style style:name="T46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47" style:family="text">
      <style:text-properties style:font-style-complex="normal" fo:color="#b75300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/>
    </style:style>
    <style:style style:name="T48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000000"/>
    </style:style>
    <style:style style:name="T49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996600"/>
    </style:style>
    <style:style style:name="T50" style:family="text">
      <style:text-properties style:font-style-complex="normal" fo:color="#000000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/>
    </style:style>
    <style:style style:name="T51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b75300"/>
    </style:style>
    <style:style style:name="T52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000000"/>
    </style:style>
    <style:style style:name="T5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646464"/>
    </style:style>
    <style:style style:name="T55" style:family="text">
      <style:text-properties fo:color="#646464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646464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5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512da8"/>
    </style:style>
    <style:style style:name="T6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62" style:family="text">
      <style:text-properties fo:color="#b85c00"/>
    </style:style>
    <style:style style:name="T63" style:family="text">
      <style:text-properties style:text-overline-style="none" style:text-overline-color="font-color" style:font-name="JetBrains Mono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4" style:family="text">
      <style:text-properties style:text-overline-style="none" style:text-overline-color="font-color" style:font-name="JetBrains Mono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65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66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67" style:family="text">
      <style:text-properties style:text-overline-style="none" style:text-overline-color="font-color" style:font-name="JetBrains Mono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800080"/>
    </style:style>
    <style:style style:name="T6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font-name="JetBrains Mono"/>
    </style:style>
    <style:style style:name="T6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font-name="JetBrains Mono" fo:color="#be480a"/>
    </style:style>
    <style:style style:name="T70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72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73" style:family="text">
      <style:text-properties fo:color="#666666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7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style:use-window-font-color="true"/>
    </style:style>
    <style:style style:name="T7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b47804"/>
    </style:style>
    <style:style style:name="T7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55308d"/>
    </style:style>
    <style:style style:name="T7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style:use-window-font-color="true" fo:text-shadow="non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7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8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8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8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8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8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b753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8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47804"/>
    </style:style>
    <style:style style:name="T88" style:family="text">
      <style:text-properties fo:color="#468a1a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85c00"/>
    </style:style>
    <style:style style:name="T90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fo:text-shadow="none"/>
    </style:style>
    <style:style style:name="T92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8d281e"/>
    </style:style>
    <style:style style:name="T9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style:use-window-font-color="true"/>
    </style:style>
    <style:style style:name="T9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9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666666"/>
    </style:style>
    <style:style style:name="T96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fo:color="#b85c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97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style:use-window-font-color="true"/>
    </style:style>
    <style:style style:name="T98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47804"/>
    </style:style>
    <style:style style:name="T99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0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85c00"/>
    </style:style>
    <style:style style:name="T101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style:use-window-font-color="true"/>
    </style:style>
    <style:style style:name="T102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47804"/>
    </style:style>
    <style:style style:name="T103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800080"/>
    </style:style>
    <style:style style:name="T10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0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85c00"/>
    </style:style>
    <style:style style:name="T106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85c00"/>
    </style:style>
    <style:style style:name="T10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b85c00"/>
    </style:style>
    <style:style style:name="T108" style:family="text">
      <style:text-properties fo:color="#b85c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9" style:family="text">
      <style:text-properties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47804"/>
    </style:style>
    <style:style style:name="T11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112" style:family="text">
      <style:text-properties style:text-position="-33% 58%"/>
    </style:style>
    <style:style style:name="T11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1584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1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1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c9211e"/>
    </style:style>
    <style:style style:name="T116" style:family="text">
      <style:text-properties fo:color="#c9211e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c9211e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11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158466"/>
    </style:style>
    <style:style style:name="T119" style:family="text">
      <style:text-properties fo:color="#158466"/>
    </style:style>
    <style:style style:name="T120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c9211e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122" style:family="text">
      <style:text-properties fo:color="#158466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124" style:family="text">
      <style:text-properties fo:color="#158466" fo:font-weight="bold" style:font-weight-asian="bold" style:font-weight-complex="bold"/>
    </style:style>
    <style:style style:name="T125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7" style:family="text">
      <style:text-properties style:use-window-font-color="true" style:font-name="JetBrai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8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0" style:family="text">
      <style:text-properties fo:color="#ff3838"/>
    </style:style>
    <style:style style:name="T131" style:family="text">
      <style:text-properties fo:font-size="10pt" style:font-name="Ubuntu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32" style:family="text">
      <style:text-properties fo:font-size="10pt" style:font-name="Ubuntu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3" style:family="text">
      <style:text-properties style:font-name="Ubuntu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4" style:family="text">
      <style:text-properties fo:color="#ff5429"/>
    </style:style>
    <style:style style:name="T135" style:family="text">
      <style:text-properties fo:color="#f10d0c"/>
    </style:style>
    <style:style style:name="T136" style:family="text">
      <style:text-properties fo:color="#666666"/>
    </style:style>
    <style:style style:name="T137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2a6099"/>
    </style:style>
    <style:style style:name="T138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8000"/>
    </style:style>
    <style:style style:name="T139" style:family="text">
      <style:text-properties fo:font-weight="bold" fo:font-style="normal" style:font-weight-asian="bold" style:font-weight-complex="bold" style:font-style-asian="normal" style:font-style-complex="normal"/>
    </style:style>
    <style:style style:name="T140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141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142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Ubuntu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143" style:family="text">
      <style:text-properties style:text-overline-style="none" style:text-overline-color="font-color" fo:language="ru" fo:country="RU" fo:font-size="10pt" style:font-name-complex="Lohit Devanagari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asian="zh" style:country-asian="CN" style:font-name="Ubuntu" style:font-relief="none"/>
    </style:style>
    <style:style style:name="T144" style:family="text">
      <style:text-properties style:text-overline-style="none" style:text-overline-color="font-color" fo:language="ru" fo:country="RU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Noto Sans CJK SC" style:language-asian="zh" style:country-asian="CN" style:font-name="Ubuntu" style:font-relief="none" fo:font-weight="bold" style:font-weight-asian="bold" style:font-weight-complex="bold"/>
    </style:style>
    <style:style style:name="T145" style:family="text">
      <style:text-properties style:text-overline-style="none" style:text-overline-color="font-color" fo:language="ru" fo:country="RU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Noto Sans CJK SC" style:language-asian="zh" style:country-asian="CN" style:font-name="Ubuntu" style:font-relief="none" fo:font-weight="normal" style:font-weight-asian="normal" style:font-weight-complex="normal"/>
    </style:style>
    <style:style style:name="T146" style:family="text">
      <style:text-properties fo:font-size="10pt" style:font-name="Ubuntu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47" style:family="text">
      <style:text-properties fo:font-size="10pt" style:font-name="Ubuntu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48" style:family="text">
      <style:text-properties fo:color="#ff5429" fo:font-weight="bold" style:font-weight-asian="bold" style:font-weight-complex="bold"/>
    </style:style>
    <style:style style:name="T149" style:family="text">
      <style:text-properties style:text-overline-style="none" style:text-overline-color="font-color" style:font-name="Ubuntu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50" style:family="text">
      <style:text-properties style:text-overline-style="none" style:text-overline-color="font-color" style:font-name="Ubuntu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fo:color="#ff5429" fo:font-weight="bold" style:font-weight-asian="bold" style:font-weight-complex="bold"/>
    </style:style>
    <style:style style:name="T151" style:family="text">
      <style:text-properties fo:font-size="10pt" style:font-name="Ubuntu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2" style:family="text">
      <style:text-properties fo:font-size="10pt" style:font-name="Ubuntu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3" style:family="text">
      <style:text-properties fo:color="#ff8000"/>
    </style:style>
  </office:automatic-styles>
  <office:body>
    <office:spreadsheet>
      <table:calculation-settings table:automatic-find-labels="false" table:use-regular-expressions="false" table:use-wildcards="true"/>
      <table:table table:name="Типичные ошибки в коде" table:style-name="ta1">
        <table:table-column table:style-name="co1" table:number-columns-repeated="2" table:default-cell-style-name="ce126"/>
        <table:table-column table:style-name="co2" table:number-columns-repeated="1022" table:default-cell-style-name="ce126"/>
        <table:table-row table:style-name="ro1">
          <table:table-cell table:style-name="ce122" office:value-type="string" calcext:value-type="string">
            <text:p>Ошибки в циклах</text:p>
          </table:table-cell>
          <table:table-cell table:style-name="ce122"/>
          <table:table-cell table:number-columns-repeated="1022"/>
        </table:table-row>
        <table:table-row table:style-name="ro2">
          <table:table-cell table:style-name="ce123" office:value-type="string" calcext:value-type="string">
            <text:p>user_is_admin = role.user_isadmin()</text:p>
            <text:p><text:span text:style-name="T1">for</text:span><text:span text:style-name="T2"> mark </text:span><text:span text:style-name="T1">in</text:span><text:span text:style-name="T2"> marks:</text:span></text:p>
            <text:p><text:span text:style-name="T3">    user_is_admin = role.user_isadmin()</text:span></text:p>
            <text:p><text:span text:style-name="T4">    </text:span><text:span text:style-name="T5">if</text:span><text:span text:style-name="T6"> user_is_admin: </text:span></text:p>
            <text:p><text:span text:style-name="T7">        save_row(mark)</text:span></text:p>
          </table:table-cell>
          <table:table-cell table:style-name="ce124" office:value-type="string" calcext:value-type="string">
            <text:p>Повторение в цикле действия, </text:p>
            <text:p>которое надо сделать 1 раз ВНЕ цикла </text:p>
          </table:table-cell>
          <table:table-cell table:number-columns-repeated="1022"/>
        </table:table-row>
        <table:table-row table:style-name="ro1" table:number-rows-repeated="4">
          <table:table-cell table:style-name="ce124" table:number-columns-repeated="2"/>
          <table:table-cell table:number-columns-repeated="1022"/>
        </table:table-row>
        <table:table-row table:style-name="ro1">
          <table:table-cell table:style-name="ce125" office:value-type="string" calcext:value-type="string">
            <text:p>Вера в докстринги импортируемых методов</text:p>
          </table:table-cell>
          <table:table-cell table:style-name="ce125"/>
          <table:table-cell table:number-columns-repeated="1022"/>
        </table:table-row>
        <table:table-row table:style-name="ro3">
          <table:table-cell table:style-name="ce124" office:value-type="string" calcext:value-type="string">
            <text:p><text:span text:style-name="T1">def</text:span> <text:span text:style-name="T8">get_mark_date</text:span>(period):</text:p>
            <text:p>    <text:span text:style-name="T9">"""Возвращает дату проставления оценки субпериода"""</text:span></text:p>
            <text:p>    <text:span text:style-name="T1">return</text:span> period.last_date</text:p>
          </table:table-cell>
          <table:table-cell table:style-name="ce124" office:value-type="string" calcext:value-type="string">
            <text:p><text:span text:style-name="T16">Докстринги могут ошибаться и врать! </text:span>   </text:p>
            <text:p>надо ПРОВЕРЯТЬ, что метод делает РЕАЛЬНО.</text:p>
            <text:p>например, тут вместо определения даты выставления оценки тупо возвращает конечную дату периода.</text:p>
          </table:table-cell>
          <table:table-cell table:number-columns-repeated="1022"/>
        </table:table-row>
        <table:table-row table:style-name="ro1" table:number-rows-repeated="3">
          <table:table-cell table:style-name="ce124" table:number-columns-repeated="2"/>
          <table:table-cell table:number-columns-repeated="1022"/>
        </table:table-row>
        <table:table-row table:style-name="ro1">
          <table:table-cell table:style-name="ce125" office:value-type="string" calcext:value-type="string">
            <text:p>if simple and hard</text:p>
          </table:table-cell>
          <table:table-cell table:style-name="ce125"/>
          <table:table-cell table:number-columns-repeated="1022"/>
        </table:table-row>
        <table:table-row table:style-name="ro4">
          <table:table-cell table:style-name="ce124" office:value-type="string" calcext:value-type="string">
            <text:p>simple_bool = <text:span text:style-name="T10">True if </text:span><text:span text:style-name="T2">datetime.now().date()%2 == 0</text:span></text:p>
            <text:p>difficult_booll = very_hardworking_count</text:p>
            <text:p/>
            <text:p><text:span text:style-name="T11">if</text:span><text:span text:style-name="T12"> simple_bool </text:span><text:span text:style-name="T13">and</text:span><text:span text:style-name="T12"> very_hardworking_bool_count():</text:span></text:p>
            <text:p><text:span text:style-name="T14">    </text:span><text:span text:style-name="T15">return</text:span><text:span text:style-name="T14"> result</text:span></text:p>
            <text:p/>
            <text:p/>
          </table:table-cell>
          <table:table-cell table:style-name="ce124" office:value-type="string" calcext:value-type="string">
            <text:p><text:span text:style-name="T16">В начале надо ставить проверку ПРОСТЫХ </text:span></text:p>
            <text:p><text:span text:style-name="T16">заранее просчитанных булевных переменных,</text:span></text:p>
            <text:p><text:span text:style-name="T16">а уже потом - сложных</text:span></text:p>
            <text:p/>
            <text:p><text:span text:style-name="T17">Операторы </text:span><text:span text:style-name="T18">and</text:span><text:span text:style-name="T17"> и </text:span><text:span text:style-name="T18">or</text:span><text:span text:style-name="T17"> - ленивые.  </text:span></text:p>
            <text:p><text:span text:style-name="T14">В данном случае если первая переменная </text:span><text:span text:style-name="T15">False</text:span><text:span text:style-name="T14">, то вторая  вовсе не считается - экономим ресурсы сервера</text:span></text:p>
          </table:table-cell>
          <table:table-cell table:number-columns-repeated="1022"/>
        </table:table-row>
        <table:table-row table:style-name="ro1" table:number-rows-repeated="26">
          <table:table-cell table:style-name="ce124" table:number-columns-repeated="2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ciples" table:style-name="ta1">
        <table:table-column table:style-name="co3" table:default-cell-style-name="ce55"/>
        <table:table-column table:style-name="co4" table:default-cell-style-name="ce55"/>
        <table:table-column table:style-name="co2" table:number-columns-repeated="1022" table:default-cell-style-name="ce55"/>
        <table:table-row table:style-name="ro1">
          <table:table-cell table:style-name="ce40" office:value-type="string" calcext:value-type="string">
            <text:p>Объектно-ориентированное программирование</text:p>
          </table:table-cell>
          <table:table-cell table:style-name="ce40"/>
          <table:table-cell table:number-columns-repeated="1022"/>
        </table:table-row>
        <table:table-row table:style-name="ro2">
          <table:table-cell table:style-name="ce41" office:value-type="string" calcext:value-type="string">
            <text:p>Абстракция данных</text:p>
          </table:table-cell>
          <table:table-cell table:style-name="ce41" office:value-type="string" calcext:value-type="string">
            <text:p>Абстрагирование означает <text:span text:style-name="T20">выделение значимой информации и исключение из рассмотрения незначимой</text:span>. </text:p>
            <text:p>В ООП рассматривают лишь абстракцию данных (нередко называя её просто «абстракцией»), подразумевая набор наиболее значимых характеристик объекта, доступных остальной программе.</text:p>
          </table:table-cell>
          <table:table-cell table:number-columns-repeated="1022"/>
        </table:table-row>
        <table:table-row table:style-name="ro3">
          <table:table-cell table:style-name="ce42" office:value-type="string" calcext:value-type="string">
            <text:p>Инкапсуляция</text:p>
          </table:table-cell>
          <table:table-cell table:style-name="ce41" office:value-type="string" calcext:value-type="string">
            <text:p>свойство системы, позволяющее <text:span text:style-name="T20">объединить данные и методы, работающие с ними, в классе. </text:span></text:p>
            <text:p>Одни языки (например, C++, Java или Ruby) <text:span text:style-name="T20">отождествляют инкапсуляцию с сокрытием,</text:span> но другие (Smalltalk, Eiffel, OCaml) различают эти понятия</text:p>
          </table:table-cell>
          <table:table-cell table:number-columns-repeated="1022"/>
        </table:table-row>
        <table:table-row table:style-name="ro5">
          <table:table-cell table:style-name="ce42" office:value-type="string" calcext:value-type="string">
            <text:p>Наследование</text:p>
          </table:table-cell>
          <table:table-cell table:style-name="ce41" office:value-type="string" calcext:value-type="string">
            <text:p>свойство системы, позволяющее<text:span text:style-name="T20"> описать новый класс на основе уже существующего с частично или полностью заимствованной функциональностью. </text:span></text:p>
            <text:p>Класс, от которого производится наследование, называется базовым, родительским или суперклассом. Новый класс — потомком, наследником, дочерним или производным классом.</text:p>
          </table:table-cell>
          <table:table-cell table:number-columns-repeated="1022"/>
        </table:table-row>
        <table:table-row table:style-name="ro6">
          <table:table-cell table:style-name="ce42" office:value-type="string" calcext:value-type="string">
            <text:p>Полиморфизм</text:p>
          </table:table-cell>
          <table:table-cell table:style-name="ce41" office:value-type="string" calcext:value-type="string">
            <text:p>Полиморфизм подтипов — свойство системы, позволяющее <text:span text:style-name="T20">использовать объекты с одинаковым интерфейсом без информации о типе и внутренней структуре объекта</text:span>.</text:p>
          </table:table-cell>
          <table:table-cell table:number-columns-repeated="1022"/>
        </table:table-row>
        <table:table-row table:style-name="ro1" table:number-rows-repeated="3">
          <table:table-cell table:style-name="ce41" table:number-columns-repeated="2"/>
          <table:table-cell table:number-columns-repeated="1022"/>
        </table:table-row>
        <table:table-row table:style-name="ro1">
          <table:table-cell table:style-name="ce43" office:value-type="string" calcext:value-type="string">
            <text:p>ООП SOLID</text:p>
          </table:table-cell>
          <table:table-cell table:style-name="ce43"/>
          <table:table-cell table:number-columns-repeated="1022"/>
        </table:table-row>
        <table:table-row table:style-name="ro6">
          <table:table-cell table:style-name="ce45" office:value-type="string" calcext:value-type="string">
            <text:p>S single responsibility principle</text:p>
          </table:table-cell>
          <table:table-cell table:style-name="ce45" office:value-type="string" calcext:value-type="string">
            <text:p>Для каждого класса должно быть определено<text:span text:style-name="T20"> единственное назначение</text:span>. </text:p>
            <text:p>Все ресурсы, необходимые для его осуществления, должны быть инкапсулированы в этот класс и подчинены только этой задаче.</text:p>
          </table:table-cell>
          <table:table-cell table:number-columns-repeated="1022"/>
        </table:table-row>
        <table:table-row table:style-name="ro7">
          <table:table-cell table:style-name="ce45" office:value-type="string" calcext:value-type="string">
            <text:p>O open–closed principle</text:p>
          </table:table-cell>
          <table:table-cell table:style-name="ce45" office:value-type="string" calcext:value-type="string">
            <text:p>программные сущности … должны быть <text:span text:style-name="T20">открыты для расширения, но закрыты для модификации</text:span></text:p>
          </table:table-cell>
          <table:table-cell table:number-columns-repeated="1022"/>
        </table:table-row>
        <table:table-row table:style-name="ro3">
          <table:table-cell table:style-name="ce45" office:value-type="string" calcext:value-type="string">
            <text:p>L Liskov substitution principle</text:p>
          </table:table-cell>
          <table:table-cell table:style-name="ce45" office:value-type="string" calcext:value-type="string">
            <text:p><text:span text:style-name="T20">Объекты в программе должны быть заменяемыми на экземпляры их подтипов</text:span> без изменения правильности выполнения программы.</text:p>
            <text:p/>
            <text:p>Производный класс должен быть взаимозаменяем с родительским классом. </text:p>
          </table:table-cell>
          <table:table-cell table:number-columns-repeated="1022"/>
        </table:table-row>
        <table:table-row table:style-name="ro7">
          <table:table-cell table:style-name="ce45" office:value-type="string" calcext:value-type="string">
            <text:p>I interface segregation principle</text:p>
          </table:table-cell>
          <table:table-cell table:style-name="ce45" office:value-type="string" calcext:value-type="string">
            <text:p><text:span text:style-name="T20">много интерфейсов, специально предназначенных для клиентов, </text:span>лучше, чем один интерфейс общего назначения</text:p>
          </table:table-cell>
          <table:table-cell table:number-columns-repeated="1022"/>
        </table:table-row>
        <table:table-row table:style-name="ro7">
          <table:table-cell table:style-name="ce45" office:value-type="string" calcext:value-type="string">
            <text:p>D dependency inversion principle</text:p>
          </table:table-cell>
          <table:table-cell table:style-name="ce45" office:value-type="string" calcext:value-type="string">
            <text:p><text:span text:style-name="T20">Зависимость на Абстракциях. Нет зависимости на что-то конкретное</text:span></text:p>
            <text:p>Низшие модули не должны зависеть от более высоких.</text:p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7">
          <table:table-cell table:style-name="ce43" office:value-type="string" calcext:value-type="string">
            <text:p>Шаблоны проектирования</text:p>
            <text:p>Порождающие</text:p>
          </table:table-cell>
          <table:table-cell table:style-name="ce43" office:value-type="string" calcext:value-type="string">
            <text:p>Фабрика, Строитель, Одиночка</text:p>
          </table:table-cell>
          <table:table-cell table:number-columns-repeated="1022"/>
        </table:table-row>
        <table:table-row table:style-name="ro6">
          <table:table-cell table:style-name="ce48" office:value-type="string" calcext:value-type="string">
            <text:p>1) <text:span text:style-name="T19">Фабричный метод</text:span></text:p>
          </table:table-cell>
          <table:table-cell table:style-name="ce45" office:value-type="string" calcext:value-type="string">
            <text:p>это порождающий паттерн проектирования, </text:p>
            <text:p><text:span text:style-name="T24">который определяет общий интерфейс для создания объектов в суперклассе, </text:span></text:p>
            <text:p><text:span text:style-name="T24">позволяя подклассам изменять тип создаваемых объектов.</text:span></text:p>
          </table:table-cell>
          <table:table-cell table:number-columns-repeated="1022"/>
        </table:table-row>
        <table:table-row table:style-name="ro8">
          <table:table-cell table:style-name="ce45" office:value-type="string" calcext:value-type="string">
            <text:p><text:span text:style-name="T20">2) </text:span><text:span text:style-name="T21">Одиночка </text:span></text:p>
            <text:p/>
            <text:p>Cкрываем конструктор по умолчанию и создаём публичный статический метод, который и будет контролировать жизненный цикл объекта-одиночки.</text:p>
            <text:p/>
            <text:p>Если у вас есть доступ к классу одиночки, значит, будет доступ и к этому статическому методу. Из какой точки кода вы бы его ни вызвали, он всегда будет отдавать один и тот же объект.</text:p>
          </table:table-cell>
          <table:table-cell table:style-name="ce45" office:value-type="string" calcext:value-type="string">
            <text:p>— это порождающий паттерн проектирования, </text:p>
            <text:p><text:span text:style-name="T25">который гарантирует, что у класса есть только один экземпляр,</text:span><text:span text:style-name="T20"> </text:span></text:p>
            <text:p>и предоставляет к нему глобальную точку доступа.</text:p>
            <text:p/>
            <text:p>Чаще всего это полезно для доступа к какому-то общему ресурсу, </text:p>
            <text:p>например, единое подключение к базе данных.</text:p>
            <text:p/>
            <text:p>Предоставляет глобальную точку доступа. Хранит в одном месте и код, который решает проблему №1, а также иметь к нему простой и доступный интерфейс</text:p>
          </table:table-cell>
          <table:table-cell table:number-columns-repeated="1022"/>
        </table:table-row>
        <table:table-row table:style-name="ro5">
          <table:table-cell table:style-name="ce45" office:value-type="string" calcext:value-type="string">
            <text:p>Одиночка применяется:</text:p>
          </table:table-cell>
          <table:table-cell table:style-name="ce45" office:value-type="string" calcext:value-type="string">
            <text:p>Когда в программе должен быть единственный экземпляр какого-то класса, доступный всем клиентам (например, <text:span text:style-name="T20">общий доступ к базе данных из разных частей программы</text:span>).</text:p>
            <text:p/>
            <text:p>Когда вам хочется иметь больше контроля над глобальными переменными. </text:p>
            <text:p>Объект всегда один, правится всё в нём.</text:p>
          </table:table-cell>
          <table:table-cell table:number-columns-repeated="1022"/>
        </table:table-row>
        <table:table-row table:style-name="ro3">
          <table:table-cell table:style-name="ce45" office:value-type="string" calcext:value-type="string">
            <text:p>Одиночка плох тем, что</text:p>
          </table:table-cell>
          <table:table-cell table:style-name="ce45" office:value-type="string" calcext:value-type="string">
            <text:p>Нарушает принцип единственной ответственности класса.</text:p>
            <text:p>Маскирует плохой дизайн.</text:p>
            <text:p>Проблемы мультипоточности.</text:p>
            <text:p>Требует постоянного создания Mock-объектов при юнит-тестировании.</text:p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3">
          <table:table-cell table:style-name="ce48" office:value-type="string" calcext:value-type="string">
            <text:p>3) <text:span text:style-name="T1">Строитель</text:span></text:p>
          </table:table-cell>
          <table:table-cell table:style-name="ce45" office:value-type="string" calcext:value-type="string">
            <text:p><text:span text:style-name="T26">Проблема</text:span>: создать инициатор сложного многослойного объекта для разных случаев.</text:p>
            <text:p>Решение 1: Для каждого случая свой подкласс. Много подклассов будет!</text:p>
            <text:p>Решение 2: один класс с одним __init__ и куууучей параметров, которые в 99% случаев будут простаивать.</text:p>
          </table:table-cell>
          <table:table-cell table:number-columns-repeated="1022"/>
        </table:table-row>
        <table:table-row table:style-name="ro3">
          <table:table-cell table:style-name="ce45"/>
          <table:table-cell table:style-name="ce45" office:value-type="string" calcext:value-type="string">
            <text:p>Паттерн Строитель предлагает </text:p>
            <text:p><text:span text:style-name="T27">вынести конструирование объекта за пределы его собственного класса, </text:span></text:p>
            <text:p><text:span text:style-name="T27">поручив это дело отдельным объектам, называемым строителями.</text:span></text:p>
            <text:p/>
          </table:table-cell>
          <table:table-cell table:number-columns-repeated="1022"/>
        </table:table-row>
        <table:table-row table:style-name="ro5">
          <table:table-cell table:style-name="ce45"/>
          <table:table-cell table:style-name="ce56" office:value-type="string" calcext:value-type="string">
            <text:p><text:span text:style-name="T28">Паттерн предлагает </text:span><text:span text:style-name="T29">разбить процесс конструирования объекта на отдельные шаги</text:span><text:span text:style-name="T30"> (например, построитьСтены, вставитьДвери и другие). </text:span></text:p>
            <text:p><text:span text:style-name="T16">Чтобы создать объект, вам нужно поочерёдно вызывать методы строителя. </text:span></text:p>
            <text:p/>
            <text:p><text:span text:style-name="T31">Причём</text:span><text:span text:style-name="T32"> </text:span><text:span text:style-name="T33">не нужно запускать все шаги, а только те, что нужны</text:span><text:span text:style-name="T34"> для производства объекта определённой конфигурации.</text:span></text:p>
          </table:table-cell>
          <table:table-cell table:number-columns-repeated="1022"/>
        </table:table-row>
        <table:table-row table:style-name="ro7">
          <table:table-cell table:style-name="ce45"/>
          <table:table-cell table:style-name="ce45" office:value-type="string" calcext:value-type="string">
            <text:p>Вы можете пойти дальше и выделить вызовы методов строителя в отдельный класс, называемый директором.</text:p>
          </table:table-cell>
          <table:table-cell table:number-columns-repeated="1022"/>
        </table:table-row>
        <table:table-row table:style-name="ro7">
          <table:table-cell table:style-name="ce43" office:value-type="string" calcext:value-type="string">
            <text:p><text:span text:style-name="T16">Шаблоны проектирования</text:span></text:p>
            <text:p><text:span text:style-name="T16">Структурные</text:span></text:p>
          </table:table-cell>
          <table:table-cell table:style-name="ce43" office:value-type="string" calcext:value-type="string">
            <text:p><text:span text:style-name="T16">Декоратор, Фасад,</text:span></text:p>
            <text:p><text:span text:style-name="T16">Адаптер, Легковес,</text:span></text:p>
          </table:table-cell>
          <table:table-cell table:number-columns-repeated="1022"/>
        </table:table-row>
        <table:table-row table:style-name="ro6">
          <table:table-cell table:style-name="ce48" office:value-type="string" calcext:value-type="string">
            <text:p>4) <text:span text:style-name="T22">Декоратор</text:span></text:p>
            <text:p><text:span text:style-name="T22">(обёртка)</text:span></text:p>
          </table:table-cell>
          <table:table-cell table:style-name="ce45" office:value-type="string" calcext:value-type="string">
            <text:p> — это структурный паттерн проектирования, который позволяет </text:p>
            <text:p>динамически <text:span text:style-name="T35">добавлять объектам новую функциональность, </text:span></text:p>
            <text:p><text:span text:style-name="T35">оборачивая их в полезные «обёртки»</text:span><text:span text:style-name="T22">.</text:span></text:p>
          </table:table-cell>
          <table:table-cell table:number-columns-repeated="1022"/>
        </table:table-row>
        <table:table-row table:style-name="ro1">
          <table:table-cell table:style-name="ce45"/>
          <table:table-cell table:style-name="ce45" office:value-type="string" calcext:value-type="string">
            <text:p>Декоратор <text:span text:style-name="T20">поддерживает рекурсивную вложенность</text:span>, чего не скажешь об Адаптере.</text:p>
          </table:table-cell>
          <table:table-cell table:number-columns-repeated="1022"/>
        </table:table-row>
        <table:table-row table:style-name="ro1" table:number-rows-repeated="3">
          <table:table-cell table:style-name="ce45" table:number-columns-repeated="2"/>
          <table:table-cell table:number-columns-repeated="1022"/>
        </table:table-row>
        <table:table-row table:style-name="ro4">
          <table:table-cell table:style-name="ce48" office:value-type="string" calcext:value-type="string">
            <text:p>5) <text:span text:style-name="T9">Фасад </text:span></text:p>
          </table:table-cell>
          <table:table-cell table:style-name="ce45" office:value-type="string" calcext:value-type="string">
            <text:p>— это структурный паттерн проектирования, </text:p>
            <text:p><text:span text:style-name="T25">который предоставляет простой интерфейс к сложной системе,</text:span><text:span text:style-name="T20"> </text:span></text:p>
            <text:p><text:span text:style-name="T20">содержащей много классов, большую библиотеку или фреймворк</text:span></text:p>
            <text:p/>
            <text:p><text:span text:style-name="T36">К примеру, программа, заливающая видео котиков в социальные сети, может использовать профессиональную библиотеку сжатия видео. Но все, что нужно клиентскому коду этой программы — простой метод encode(filename, format)</text:span></text:p>
          </table:table-cell>
          <table:table-cell table:number-columns-repeated="1022"/>
        </table:table-row>
        <table:table-row table:style-name="ro7">
          <table:table-cell table:style-name="ce45" office:value-type="string" calcext:value-type="string">
            <text:p>Фасад применим, когда</text:p>
          </table:table-cell>
          <table:table-cell table:style-name="ce56" office:value-type="string" calcext:value-type="string">
            <text:p>а) вам нужно <text:span text:style-name="T20">представить простой или урезанный интерфейс к сложной подсистеме</text:span>.</text:p>
          </table:table-cell>
          <table:table-cell table:number-columns-repeated="1022"/>
        </table:table-row>
        <table:table-row table:style-name="ro2">
          <table:table-cell table:style-name="ce45"/>
          <table:table-cell table:style-name="ce45" office:value-type="string" calcext:value-type="string">
            <text:p>б) вы хотите<text:span text:style-name="T9"> </text:span><text:span text:style-name="T25">разложить подсистему на отдельные слои</text:span><text:span text:style-name="T9">.</text:span></text:p>
            <text:p>Эти <text:span text:style-name="T25">слои могут МЕЖДУ СОБОЙ общатсья через фасады.</text:span> </text:p>
            <text:p/>
            <text:p>Например, фронт и бэк работают через API. </text:p>
            <text:p>Или разные части бэка - через брокеры сообщений.</text:p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5">
          <table:table-cell table:style-name="ce51" office:value-type="string" calcext:value-type="string">
            <text:p><text:span text:style-name="T2">6) </text:span>Адаптер </text:p>
          </table:table-cell>
          <table:table-cell table:style-name="ce45" office:value-type="string" calcext:value-type="string">
            <text:p><text:span text:style-name="T16">— это структурный паттерн проектирования, </text:span></text:p>
            <text:p><text:span text:style-name="T37">который</text:span><text:span text:style-name="T38"> </text:span><text:span text:style-name="T39">позволяет объектам с несовместимыми интерфейсами работать вместе.</text:span></text:p>
            <text:p/>
            <text:p><text:span text:style-name="T40">Это объект-переводчик, </text:span><text:span text:style-name="T41">который трансформирует интерфейс или данные одного объекта в такой вид, чтобы он стал понятен другому объекту.</text:span></text:p>
            <text:p/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4">
          <table:table-cell table:style-name="ce48" office:value-type="string" calcext:value-type="string">
            <text:p>7) <text:span text:style-name="T23">Легковес </text:span></text:p>
          </table:table-cell>
          <table:table-cell table:style-name="ce45" office:value-type="string" calcext:value-type="string">
            <text:p>— это структурный паттерн проектирования, который </text:p>
            <text:p>позволяет вместить бóльшее количество объектов в отведённую оперативную память.</text:p>
            <text:p/>
            <text:p>Легковес экономит память, <text:span text:style-name="T42">разделяя общее состояние объектов между собой, вместо хранения одинаковых данных в каждом объекте.</text:span></text:p>
            <text:p/>
          </table:table-cell>
          <table:table-cell table:number-columns-repeated="1022"/>
        </table:table-row>
        <table:table-row table:style-name="ro7">
          <table:table-cell table:style-name="ce45"/>
          <table:table-cell table:style-name="ce45" office:value-type="string" calcext:value-type="string">
            <text:p>Неизменяемые данные объекта принято называть «внутренним состоянием». </text:p>
            <text:p>Все остальные данные — это «внешнее состояние».</text:p>
          </table:table-cell>
          <table:table-cell table:number-columns-repeated="1022"/>
        </table:table-row>
        <table:table-row table:style-name="ro5">
          <table:table-cell table:style-name="ce45"/>
          <table:table-cell table:style-name="ce45" office:value-type="string" calcext:value-type="string">
            <text:p>Так как объекты легковесов будут использованы в разных контекстах, </text:p>
            <text:p>вы должны быть уверены в том, что их состояние невозможно изменить после создания. </text:p>
            <text:p/>
            <text:p><text:span text:style-name="T23">Всё внутреннее состояние легковес должен получать через параметры конструктора.</text:span> Он не должен иметь сеттеров и публичных полей.</text:p>
          </table:table-cell>
          <table:table-cell table:number-columns-repeated="1022"/>
        </table:table-row>
        <table:table-row table:style-name="ro7">
          <table:table-cell table:style-name="ce43" office:value-type="string" calcext:value-type="string">
            <text:p><text:span text:style-name="T16">Шаблоны проектирования</text:span></text:p>
            <text:p><text:span text:style-name="T16">Поведенческие</text:span></text:p>
          </table:table-cell>
          <table:table-cell table:style-name="ce43" office:value-type="string" calcext:value-type="string">
            <text:p>Слушатель, </text:p>
          </table:table-cell>
          <table:table-cell table:number-columns-repeated="1022"/>
        </table:table-row>
        <table:table-row table:style-name="ro3">
          <table:table-cell table:style-name="ce45" office:value-type="string" calcext:value-type="string">
            <text:p>8) <text:span text:style-name="T24">Наблюдатель</text:span> (слушатель)</text:p>
          </table:table-cell>
          <table:table-cell table:style-name="ce45" office:value-type="string" calcext:value-type="string">
            <text:p>— это поведенческий паттерн проектирования, </text:p>
            <text:p><text:span text:style-name="T24">который создаёт механизм подписки</text:span>, </text:p>
            <text:p>позволяющий одним объектам следить и реагировать на события, происходящие в других объектах.</text:p>
          </table:table-cell>
          <table:table-cell table:number-columns-repeated="1022"/>
        </table:table-row>
        <table:table-row table:style-name="ro7">
          <table:table-cell table:style-name="ce45"/>
          <table:table-cell table:style-name="ce57" office:value-type="string" calcext:value-type="string">
            <text:p>Создаётся канал с Издателем (или Издателями)</text:p>
            <text:p>и Подписчиком (или Подписчиками)</text:p>
          </table:table-cell>
          <table:table-cell table:number-columns-repeated="1022"/>
        </table:table-row>
        <table:table-row table:style-name="ro1" table:number-rows-repeated="9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43" office:value-type="string" calcext:value-type="string">
            <text:p>SQL Transactions - ACID</text:p>
          </table:table-cell>
          <table:table-cell table:style-name="ce43"/>
          <table:table-cell table:number-columns-repeated="1022"/>
        </table:table-row>
        <table:table-row table:style-name="ro7">
          <table:table-cell table:style-name="ce45" office:value-type="string" calcext:value-type="string">
            <text:p>Atomicity — Атомарность</text:p>
          </table:table-cell>
          <table:table-cell table:style-name="ce45" office:value-type="string" calcext:value-type="string">
            <text:p>Атомарность гарантирует, что никакая транзакция не будет зафиксирована в системе частично. </text:p>
          </table:table-cell>
          <table:table-cell table:number-columns-repeated="1022"/>
        </table:table-row>
        <table:table-row table:style-name="ro6">
          <table:table-cell table:style-name="ce45" office:value-type="string" calcext:value-type="string">
            <text:p>Consistency — Согласованность</text:p>
          </table:table-cell>
          <table:table-cell table:style-name="ce45" office:value-type="string" calcext:value-type="string">
            <text:p>Транзакция, достигающая своего нормального завершения (EOT — end of transaction, завершение транзакции) и тем самым фиксирующая свои результаты, сохраняет согласованность базы данных.</text:p>
          </table:table-cell>
          <table:table-cell table:number-columns-repeated="1022"/>
        </table:table-row>
        <table:table-row table:style-name="ro7">
          <table:table-cell table:style-name="ce45" office:value-type="string" calcext:value-type="string">
            <text:p>Isolation — Изолированность</text:p>
          </table:table-cell>
          <table:table-cell table:style-name="ce45" office:value-type="string" calcext:value-type="string">
            <text:p>Во время выполнения транзакции параллельные транзакции не должны оказывать влияния на её результат. </text:p>
          </table:table-cell>
          <table:table-cell table:number-columns-repeated="1022"/>
        </table:table-row>
        <table:table-row table:style-name="ro6">
          <table:table-cell table:style-name="ce45" office:value-type="string" calcext:value-type="string">
            <text:p>Durability — Прочность</text:p>
          </table:table-cell>
          <table:table-cell table:style-name="ce45" office:value-type="string" calcext:value-type="string">
            <text:p>Независимо от проблем на нижних уровнях (к примеру, обесточивание системы или сбои в оборудовании) изменения, сделанные успешно завершённой транзакцией, должны остаться сохранёнными после возвращения системы в работу. </text:p>
          </table:table-cell>
          <table:table-cell table:number-columns-repeated="1022"/>
        </table:table-row>
        <table:table-row table:style-name="ro1" table:number-rows-repeated="2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43" office:value-type="string" calcext:value-type="string">
            <text:p>SQL Нормальные формы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5" office:value-type="string" calcext:value-type="string">
            <text:p>1 нормальная форма</text:p>
          </table:table-cell>
          <table:table-cell table:style-name="ce45" office:value-type="string" calcext:value-type="string">
            <text:p>Атомарность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2 нормальная форма</text:p>
          </table:table-cell>
          <table:table-cell table:style-name="ce45" office:value-type="string" calcext:value-type="string">
            <text:p>Наличие первичного ключа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3 нормальная форма</text:p>
          </table:table-cell>
          <table:table-cell table:style-name="ce45" office:value-type="string" calcext:value-type="string">
            <text:p>Прямые зависимости от первичного ключа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4 нормальная форма</text:p>
          </table:table-cell>
          <table:table-cell table:style-name="ce45" office:value-type="string" calcext:value-type="string">
            <text:p>Единый тип зависимости</text:p>
          </table:table-cell>
          <table:table-cell table:number-columns-repeated="1022"/>
        </table:table-row>
        <table:table-row table:style-name="ro1" table:number-rows-repeated="3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40" office:value-type="string" calcext:value-type="string">
            <text:p>Многопоточность</text:p>
          </table:table-cell>
          <table:table-cell table:style-name="ce40"/>
          <table:table-cell table:number-columns-repeated="1022"/>
        </table:table-row>
        <table:table-row table:style-name="ro7">
          <table:table-cell table:style-name="ce43" office:value-type="string" calcext:value-type="string">
            <text:p>Состояние гонки</text:p>
            <text:p>или неопределённость параллелизма</text:p>
          </table:table-cell>
          <table:table-cell table:style-name="ce43" office:value-type="string" calcext:value-type="string">
            <text:p>Ошибка из-за обращения к памяти одновременно 2 потоков БЕЗ лока (мьютекса)</text:p>
          </table:table-cell>
          <table:table-cell table:number-columns-repeated="1022"/>
        </table:table-row>
        <table:table-row table:style-name="ro5">
          <table:table-cell table:style-name="ce45" office:value-type="string" calcext:value-type="string">
            <text:p>х = 0</text:p>
            <text:p/>
            <text:p>// Поток 1:</text:p>
            <text:p>while (!stop):</text:p>
            <text:p>  x++;</text:p>
            <text:p>  </text:p>
          </table:table-cell>
          <table:table-cell table:style-name="ce45"/>
          <table:table-cell table:number-columns-repeated="1022"/>
        </table:table-row>
        <table:table-row table:style-name="ro4">
          <table:table-cell table:style-name="ce45" office:value-type="string" calcext:value-type="string">
            <text:p>// Поток 2:</text:p>
            <text:p>while (!stop):</text:p>
            <text:p>  if (x%2 == 0)</text:p>
            <text:p>      print("x=" + x);</text:p>
            <text:p>  …</text:p>
            <text:p/>
            <text:p/>
          </table:table-cell>
          <table:table-cell table:style-name="ce45" office:value-type="string" calcext:value-type="string">
            <text:p><text:span text:style-name="T16">1) Оператор if в потоке 2 проверяет x на чётность.</text:span></text:p>
            <text:p><text:span text:style-name="T16">2) Оператор «x++» в потоке 1 увеличивает x на единицу.</text:span></text:p>
            <text:p><text:span text:style-name="T16">3) Оператор вывода в потоке 2 выводит «x=1», хотя, казалось бы, переменная проверена на чётность.</text:span></text:p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6">
          <table:table-cell table:style-name="ce43" office:value-type="string" calcext:value-type="string">
            <text:p>Deadlock</text:p>
            <text:p>Взаи́мная блокиро́вка</text:p>
          </table:table-cell>
          <table:table-cell table:style-name="ce43" office:value-type="string" calcext:value-type="string">
            <text:p>Ошибка из-за обращения к 2 разным ячейкам памяти одновременно 2 потоков С локом (мьютексом), когда 1 ячейку берёт 1 поток, 2-ю - 2-й, </text:p>
            <text:p>но им обоим нужны 2 сразу.   И они оба стоят и ждут, когда вторая освободится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Процесс 1</text:p>
          </table:table-cell>
          <table:table-cell table:style-name="ce52" office:value-type="string" calcext:value-type="string">
            <text:p>Процесс 2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4" office:value-type="string" calcext:value-type="string">
            <text:p>Хочет захватить A и B, начинает с A</text:p>
          </table:table-cell>
          <table:table-cell table:style-name="ce14" office:value-type="string" calcext:value-type="string">
            <text:p>Хочет захватить A и B, начинает с B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4" office:value-type="string" calcext:value-type="string">
            <text:p>Захватывает ресурс A</text:p>
          </table:table-cell>
          <table:table-cell table:style-name="ce14" office:value-type="string" calcext:value-type="string">
            <text:p>Захватывает ресурс B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4" office:value-type="string" calcext:value-type="string">
            <text:p>Ожидает освобождения ресурса B</text:p>
          </table:table-cell>
          <table:table-cell table:style-name="ce14" office:value-type="string" calcext:value-type="string">
            <text:p>Ожидает освобождения ресурса A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4" office:value-type="string" calcext:value-type="string" table:number-columns-spanned="2" table:number-rows-spanned="1">
            <text:p>Взаимная блокировка</text:p>
          </table:table-cell>
          <table:covered-table-cell table:style-name="ce14"/>
          <table:table-cell table:style-name="Default"/>
          <table:table-cell table:number-columns-repeated="1021"/>
        </table:table-row>
        <table:table-row table:style-name="ro1">
          <table:table-cell table:style-name="ce45" office:value-type="string" calcext:value-type="string">
            <text:p>Главная проблема Deadlock</text:p>
          </table:table-cell>
          <table:table-cell table:style-name="ce45" office:value-type="string" calcext:value-type="string">
            <text:p>Ошибка плавающая - она то есть, то нет. <text:s/>Отловить на дебаге сложно!</text:p>
          </table:table-cell>
          <table:table-cell table:number-columns-repeated="1022"/>
        </table:table-row>
        <table:table-row table:style-name="ro1" table:number-rows-repeated="4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40" office:value-type="string" calcext:value-type="string">
            <text:p>HTTP</text:p>
          </table:table-cell>
          <table:table-cell table:style-name="ce40"/>
          <table:table-cell table:number-columns-repeated="1022"/>
        </table:table-row>
        <table:table-row table:style-name="ro1">
          <table:table-cell table:style-name="ce45" office:value-type="string" calcext:value-type="string">
            <text:p>Типы запросов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45" office:value-type="string" calcext:value-type="string">
            <text:p>GET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45" office:value-type="string" calcext:value-type="string">
            <text:p>POST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45" office:value-type="string" calcext:value-type="string">
            <text:p>PUT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45" office:value-type="string" calcext:value-type="string">
            <text:p>DELETE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45" office:value-type="string" calcext:value-type="string">
            <text:p>HEAD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45" office:value-type="string" calcext:value-type="string">
            <text:p>OPTIONS</text:p>
          </table:table-cell>
          <table:table-cell table:style-name="ce45"/>
          <table:table-cell table:number-columns-repeated="1022"/>
        </table:table-row>
        <table:table-row table:style-name="ro1" table:number-rows-repeated="4">
          <table:table-cell table:style-name="ce45" table:number-columns-repeated="2"/>
          <table:table-cell table:number-columns-repeated="1022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tructures" table:style-name="ta1">
        <table:table-column table:style-name="co5" table:default-cell-style-name="ce72"/>
        <table:table-column table:style-name="co6" table:default-cell-style-name="ce72"/>
        <table:table-column table:style-name="co2" table:number-columns-repeated="1022" table:default-cell-style-name="ce72"/>
        <table:table-row table:style-name="ro1">
          <table:table-cell table:style-name="ce58" office:value-type="string" calcext:value-type="string">
            <text:p>Стэк</text:p>
          </table:table-cell>
          <table:table-cell table:style-name="ce58"/>
          <table:table-cell table:number-columns-repeated="1022"/>
        </table:table-row>
        <table:table-row table:style-name="ro9">
          <table:table-cell table:style-name="ce59" office:value-type="string" calcext:value-type="string">
            <text:p>LIFO (“Last in – first out”)</text:p>
          </table:table-cell>
          <table:table-cell table:style-name="ce59" office:value-type="string" calcext:value-type="string">
            <text:p>Принцип стопки тарелок.</text:p>
            <text:p>Последний сверху - первый на выход.</text:p>
          </table:table-cell>
          <table:table-cell table:number-columns-repeated="1022"/>
        </table:table-row>
        <table:table-row table:style-name="ro10">
          <table:table-cell table:style-name="ce59" office:value-type="string" calcext:value-type="string">
            <text:p>PUSH</text:p>
            <text:p/>
            <text:p/>
          </table:table-cell>
          <table:table-cell table:style-name="ce59" office:value-type="string" calcext:value-type="string">
            <text:p>кладёт элемент на вершину стека</text:p>
          </table:table-cell>
          <table:table-cell table:number-columns-repeated="1022"/>
        </table:table-row>
        <table:table-row table:style-name="ro9">
          <table:table-cell table:style-name="ce59" office:value-type="string" calcext:value-type="string">
            <text:p>POP</text:p>
          </table:table-cell>
          <table:table-cell table:style-name="ce59" office:value-type="string" calcext:value-type="string">
            <text:p>снимает элемент с вершины стека, перемещая вершину к следующему элементу</text:p>
          </table:table-cell>
          <table:table-cell table:number-columns-repeated="1022"/>
        </table:table-row>
        <table:table-row table:style-name="ro1" table:number-rows-repeated="3">
          <table:table-cell table:style-name="ce59" table:number-columns-repeated="2"/>
          <table:table-cell table:number-columns-repeated="1022"/>
        </table:table-row>
        <table:table-row table:style-name="ro11">
          <table:table-cell table:style-name="ce58" office:value-type="string" calcext:value-type="string">
            <text:p>Связный список</text:p>
            <text:p><text:a xlink:href="https://intuit.ru/studies/curriculums/19752/courses/539/lecture/12151?page=2" xlink:type="simple">https://intuit.ru/studies/curriculums/19752/courses/539/lecture/12151?page=2</text:a></text:p>
          </table:table-cell>
          <table:table-cell table:style-name="ce58" office:value-type="string" calcext:value-type="string">
            <text:p>Обычно подразумевает <text:span text:style-name="T20">как класс ноды с 2-3</text:span> атрибутами - значнеие, ссылка на следующий, ссылка на предыдущий.</text:p>
            <text:p><text:span text:style-name="T20">Так и класс с общей инофй</text:span>: ссылка на первый элемент, последний, текущий, число элементов.</text:p>
            <text:p/>
          </table:table-cell>
          <table:table-cell table:number-columns-repeated="1022"/>
        </table:table-row>
        <table:table-row table:style-name="ro12">
          <table:table-cell table:style-name="ce59" office:value-type="string" calcext:value-type="string">
            <text:p>Вставка в позицию курсора <text:s/>put_right, put_left <text:s/></text:p>
          </table:table-cell>
          <table:table-cell table:style-name="ce59" office:value-type="string" calcext:value-type="string">
            <text:p>O(1)  </text:p>
            <text:p><text:span text:style-name="T16">Для операции слева от курсора сложность О(1) требует атрибута previous</text:span></text:p>
          </table:table-cell>
          <table:table-cell table:number-columns-repeated="1022"/>
        </table:table-row>
        <table:table-row table:style-name="ro9">
          <table:table-cell table:style-name="ce59" office:value-type="string" calcext:value-type="string">
            <text:p>Удаление в позиции курсора <text:s/>remove_right, remove <text:s/></text:p>
          </table:table-cell>
          <table:table-cell table:style-name="ce59" office:value-type="string" calcext:value-type="string">
            <text:p>O(1)  </text:p>
            <text:p>remove_left имеет сложность O(n)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Передвинуть курсор к первому элементу <text:s/>start <text:s/></text:p>
          </table:table-cell>
          <table:table-cell table:style-name="ce59" office:value-type="string" calcext:value-type="string">
            <text:p>O(1)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Передвинуть курсор к последнему элементу <text:s/>finish <text:s/></text:p>
          </table:table-cell>
          <table:table-cell table:style-name="ce60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Передвинуть курсор на шаг вправо <text:s/>forth</text:p>
          </table:table-cell>
          <table:table-cell table:style-name="ce59" office:value-type="string" calcext:value-type="string">
            <text:p>O(1)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Передвинуть курсор на шаг влево <text:s/>back <text:s/></text:p>
          </table:table-cell>
          <table:table-cell table:style-name="ce60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59" table:number-columns-repeated="2"/>
          <table:table-cell table:number-columns-repeated="1022"/>
        </table:table-row>
        <table:table-row table:style-name="ro1">
          <table:table-cell table:style-name="ce60" office:value-type="string" calcext:value-type="string">
            <text:p>Вставка в конец, если курсора там нет <text:s/>extend </text:p>
          </table:table-cell>
          <table:table-cell table:style-name="ce60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Поиск <text:s/>search, has</text:p>
          </table:table-cell>
          <table:table-cell table:style-name="ce60" office:value-type="string" calcext:value-type="string">
            <text:p>O(n) <text:s/>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Обращение <text:s/>reverse</text:p>
          </table:table-cell>
          <table:table-cell table:style-name="ce60" office:value-type="string" calcext:value-type="string">
            <text:p>O(n) <text:s/></text:p>
          </table:table-cell>
          <table:table-cell table:number-columns-repeated="1022"/>
        </table:table-row>
        <table:table-row table:style-name="ro1" table:number-rows-repeated="2">
          <table:table-cell table:style-name="ce59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Линейная скорость вычислений</text:p>
          </table:table-cell>
          <table:table-cell table:style-name="ce63"/>
          <table:table-cell table:number-columns-repeated="1022"/>
        </table:table-row>
        <table:table-row table:style-name="ro1">
          <table:table-cell table:style-name="ce62" office:value-type="string" calcext:value-type="string">
            <text:p>О(n)</text:p>
          </table:table-cell>
          <table:table-cell table:style-name="ce62"/>
          <table:table-cell table:number-columns-repeated="1022"/>
        </table:table-row>
        <table:table-row table:style-name="ro1">
          <table:table-cell table:style-name="ce62" table:number-columns-repeated="2"/>
          <table:table-cell table:number-columns-repeated="1022"/>
        </table:table-row>
        <table:table-row table:style-name="ro11">
          <table:table-cell table:style-name="ce63" office:value-type="string" calcext:value-type="string">
            <text:p><text:span text:style-name="T43">Бинарный поиск</text:span></text:p>
            <text:p><text:span text:style-name="T44">O(log </text:span><text:span text:style-name="T45">2</text:span><text:span text:style-name="T46"> n)</text:span></text:p>
          </table:table-cell>
          <table:table-cell table:style-name="ce63" office:value-type="string" calcext:value-type="string">
            <text:p>РЕЩАЕТСЯ РЕКУРСИЕЙ!</text:p>
            <text:p>Делим массив пополам</text:p>
            <text:p>сравниваем искомое число с серединой </text:p>
            <text:p>- понимаем, в какой половине искомое число.</text:p>
            <text:p>Берём эту половину, делим её пополам и т. д.</text:p>
          </table:table-cell>
          <table:table-cell table:number-columns-repeated="1022"/>
        </table:table-row>
        <table:table-row table:style-name="ro13">
          <table:table-cell table:style-name="ce64" office:value-type="string" calcext:value-type="string">
            <text:p><text:span text:style-name="T47">def</text:span><text:span text:style-name="T48"> </text:span><text:span text:style-name="T49">binary_search</text:span><text:span text:style-name="T48">(list1, low, high, n):  </text:span></text:p>
            <text:p><text:span text:style-name="T50">  </text:span><text:span text:style-name="T51"> if</text:span><text:span text:style-name="T52"> low  n:  </text:span></text:p>
            <text:p><text:span text:style-name="T50">         </text:span><text:span text:style-name="T51">return</text:span><text:span text:style-name="T52"> binary_search(list1, low, mid - 1, n)  </text:span></text:p>
            <text:p><text:span text:style-name="T53"> </text:span></text:p>
            <text:p><text:span text:style-name="T53">      </text:span><text:span text:style-name="T54"># Else the search moves to the right sublist1 </text:span></text:p>
            <text:p><text:span text:style-name="T50">      </text:span><text:span text:style-name="T51">else</text:span><text:span text:style-name="T52">:  </text:span></text:p>
            <text:p><text:span text:style-name="T50">         </text:span><text:span text:style-name="T51">return</text:span><text:span text:style-name="T52"> binary_search(list1, mid + 1, high, n)  </text:span></text:p>
            <text:p><text:span text:style-name="T53"> </text:span></text:p>
            <text:p><text:span text:style-name="T50">   </text:span><text:span text:style-name="T51">else</text:span><text:span text:style-name="T52">:  </text:span></text:p>
            <text:p><text:span text:style-name="T53">      # Element is not available in the list1 </text:span></text:p>
            <text:p><text:span text:style-name="T50">      </text:span><text:span text:style-name="T51">return</text:span><text:span text:style-name="T52"> -1 </text:span></text:p>
            <text:p><text:span text:style-name="T53"> </text:span></text:p>
            <text:p><text:span text:style-name="T55"># Test list1ay  </text:span></text:p>
            <text:p><text:span text:style-name="T53">list1 = [12, 24, 32, 39, 45, 50, 54] </text:span></text:p>
            <text:p><text:span text:style-name="T53">n = 32 </text:span></text:p>
            <text:p/>
          </table:table-cell>
          <table:table-cell table:style-name="ce65" office:value-type="string" calcext:value-type="string">
            <text:p># Python program for recursive binary search. </text:p>
            <text:p># Returns index position of n in list1 if present, otherwise -1 </text:p>
          </table:table-cell>
          <table:table-cell table:number-columns-repeated="1022"/>
        </table:table-row>
        <table:table-row table:style-name="ro14">
          <table:table-cell table:style-name="ce65" office:value-type="string" calcext:value-type="string">
            <text:p><text:span text:style-name="T56"> # Function call </text:span><text:span text:style-name="T57"> </text:span></text:p>
            <text:p><text:span text:style-name="T43">res = binary_search(list1, 0, len(list1)-1, n)  </text:span></text:p>
            <text:p><text:span text:style-name="T43"> </text:span></text:p>
            <text:p><text:span text:style-name="T58">if</text:span><text:span text:style-name="T57"> res != -1:  </text:span></text:p>
            <text:p><text:span text:style-name="T59">   </text:span><text:span text:style-name="T60">print</text:span><text:span text:style-name="T61">("Element is present at index", str(res)) </text:span></text:p>
            <text:p><text:span text:style-name="T58">else</text:span><text:span text:style-name="T57">:  </text:span></text:p>
            <text:p><text:span text:style-name="T59">   </text:span><text:span text:style-name="T60">print</text:span><text:span text:style-name="T61">("Element is not present in list1") </text:span></text:p>
          </table:table-cell>
          <table:table-cell table:style-name="ce69"/>
          <table:table-cell table:number-columns-repeated="1022"/>
        </table:table-row>
        <table:table-row table:style-name="ro15">
          <table:table-cell table:style-name="ce66" office:value-type="string" calcext:value-type="string">
            <text:p>def search(nums, target):    </text:p>
            <text:p>    first = 0    </text:p>
            <text:p>    length = len(nums)    </text:p>
            <text:p>    last = length    </text:p>
            <text:p>    while length &gt; 0:</text:p>
            <text:p>        center = (first + last) // 2</text:p>
            <text:p>        if target == nums[center]:</text:p>
            <text:p>            return center</text:p>
            <text:p>        if target &gt; nums[center]:</text:p>
            <text:p>            first = center + 1</text:p>
            <text:p>        else:</text:p>
            <text:p>            last = center</text:p>
            <text:p>        length = last - first</text:p>
            <text:p>    return -1</text:p>
          </table:table-cell>
          <table:table-cell table:style-name="ce62" office:value-type="string" calcext:value-type="string">
            <text:p>обычный бинарный поиск. O(log <text:span text:style-name="T112">2</text:span> n)</text:p>
            <text:p/>
            <text:p>НЕ ДЕЛАЕМ НОВЫХ ЛИСТОВ,</text:p>
            <text:p>работаем только с индексами</text:p>
            <text:p/>
            <text:p/>
            <text:p/>
            <text:p/>
            <text:p/>
            <text:p>получение элкмента по индексу из листа имеет сложность O(1)</text:p>
          </table:table-cell>
          <table:table-cell table:number-columns-repeated="1022"/>
        </table:table-row>
        <table:table-row table:style-name="ro15">
          <table:table-cell table:style-name="ce66" office:value-type="string" calcext:value-type="string">
            <text:p><text:span text:style-name="T10">def</text:span> <text:span text:style-name="T62">guessNumber</text:span>(finish, start=1):</text:p>
            <text:p>        center = (finish + start) // 2</text:p>
            <text:p>        result = <text:span text:style-name="T19">guess</text:span>(center)</text:p>
            <text:p/>
            <text:p>        <text:span text:style-name="T10">if</text:span> result == -1:</text:p>
            <text:p><text:span text:style-name="T63">            </text:span><text:span text:style-name="T64">return</text:span> guessNumber(center - 1)</text:p>
            <text:p>        <text:span text:style-name="T10">elif</text:span> result == 1:</text:p>
            <text:p><text:span text:style-name="T63">            </text:span><text:span text:style-name="T64">return</text:span> guessNumber(finish, center + 1)</text:p>
            <text:p><text:span text:style-name="T63">        </text:span><text:span text:style-name="T64">elif</text:span> result == 0:</text:p>
            <text:p><text:span text:style-name="T63">            </text:span><text:span text:style-name="T64">return</text:span> center</text:p>
            <text:p/>
            <text:p><text:span text:style-name="T63">        </text:span><text:span text:style-name="T64">if</text:span> finish == start:</text:p>
            <text:p>            <text:span text:style-name="T10">return</text:span> finish</text:p>
          </table:table-cell>
          <table:table-cell table:style-name="ce62" office:value-type="string" calcext:value-type="string">
            <text:p>"Угадай число".</text:p>
            <text:p>метод guess - это API, выдающее -1, 1 или 0  на аш вариант при угадывании. -1, если загаданное число меньше, 1, если больше, 0 - если угадали.</text:p>
          </table:table-cell>
          <table:table-cell table:number-columns-repeated="1022"/>
        </table:table-row>
        <table:table-row table:style-name="ro16">
          <table:table-cell table:style-name="ce66" office:value-type="string" calcext:value-type="string">
            <text:p><text:span text:style-name="T10">class</text:span> Solution(object):</text:p>
            <text:p>    <text:span text:style-name="T10">def</text:span> searchValue(<text:span text:style-name="T19">self</text:span>, row, target):</text:p>
            <text:p><text:span text:style-name="T63">        </text:span><text:span text:style-name="T64">if</text:span> not row:</text:p>
            <text:p><text:span text:style-name="T63">            </text:span><text:span text:style-name="T64">return</text:span> False</text:p>
            <text:p>        center_index = len(row) // 2</text:p>
            <text:p>        center = row[center_index]</text:p>
            <text:p><text:span text:style-name="T63">        </text:span><text:span text:style-name="T64">if</text:span> target &gt; center:</text:p>
            <text:p><text:span text:style-name="T63">            </text:span><text:span text:style-name="T64">return</text:span> <text:span text:style-name="T19">self</text:span>.searchValue(row[center_index + 1:], target)</text:p>
            <text:p><text:span text:style-name="T63">        </text:span><text:span text:style-name="T64">elif</text:span> target &lt; center:</text:p>
            <text:p><text:span text:style-name="T63">            </text:span><text:span text:style-name="T64">return</text:span> <text:span text:style-name="T19">self</text:span>.searchValue(row[:center_index], target)</text:p>
            <text:p>        <text:span text:style-name="T10">elif</text:span> target == center:</text:p>
            <text:p>            <text:span text:style-name="T10">return</text:span> True</text:p>
            <text:p/>
            <text:p>    </text:p>
          </table:table-cell>
          <table:table-cell table:style-name="ce62" office:value-type="string" calcext:value-type="string">
            <text:p>Поиск по сортированной матрице:</text:p>
            <text:p/>
            <text:p>2) А потом ТОЛЬКО ПО ЭТОМУ РЯДУ проводим бинарный поиск</text:p>
          </table:table-cell>
          <table:table-cell table:number-columns-repeated="1022"/>
        </table:table-row>
        <table:table-row table:style-name="ro17">
          <table:table-cell table:style-name="ce66" office:value-type="string" calcext:value-type="string">
            <text:p><text:span text:style-name="T65">    </text:span><text:span text:style-name="T66">def</text:span><text:span text:style-name="T65"> searchMatrix(</text:span><text:span text:style-name="T67">self</text:span><text:span text:style-name="T65">, matrix, target):</text:span></text:p>
            <text:p><text:span text:style-name="T68">        enders = (row[-1] for row </text:span><text:span text:style-name="T69">in</text:span><text:span text:style-name="T68"> matrix)</text:span></text:p>
            <text:p><text:span text:style-name="T70">        </text:span><text:span text:style-name="T71">for</text:span><text:span text:style-name="T70"> matrix_index, row_end </text:span><text:span text:style-name="T71">in</text:span><text:span text:style-name="T70"> </text:span><text:span text:style-name="T72">enumerate</text:span><text:span text:style-name="T70">(enders):</text:span></text:p>
            <text:p><text:span text:style-name="T68">            </text:span><text:span text:style-name="T69">if</text:span><text:span text:style-name="T68"> target &gt; row_end:</text:span></text:p>
            <text:p><text:span text:style-name="T63">                </text:span><text:span text:style-name="T64">continue</text:span></text:p>
            <text:p><text:span text:style-name="T68">            </text:span><text:span text:style-name="T69">return</text:span><text:span text:style-name="T68"> self.searchValue(matrix[matrix_index], target)</text:span></text:p>
          </table:table-cell>
          <table:table-cell table:style-name="ce62" office:value-type="string" calcext:value-type="string">
            <text:p>1) Сначала находим ряд, в котором может быть наш элемент</text:p>
            <text:p/>
            <text:p>Runtime: 24 ms, <text:span text:style-name="T25">faster than 95.82%</text:span> of Python online submissions for Search a 2D Matrix.</text:p>
            <text:p>Memory Usage: 13.9 MB, <text:span text:style-name="T20">less than 21.76%</text:span> of Python online submissions for Search a 2D Matrix.</text:p>
          </table:table-cell>
          <table:table-cell table:number-columns-repeated="1022"/>
        </table:table-row>
        <table:table-row table:style-name="ro15">
          <table:table-cell table:style-name="ce66"/>
          <table:table-cell table:style-name="ce62"/>
          <table:table-cell table:number-columns-repeated="1022"/>
        </table:table-row>
        <table:table-row table:style-name="ro18">
          <table:table-cell table:style-name="ce67" office:value-type="string" calcext:value-type="string">
            <text:p>Массивы против списков</text:p>
          </table:table-cell>
          <table:table-cell table:style-name="ce73"/>
          <table:table-cell table:number-columns-repeated="1022"/>
        </table:table-row>
        <table:table-row table:style-name="ro1">
          <table:table-cell table:style-name="ce62" office:value-type="string" calcext:value-type="string">
            <text:p>ЧТЕНИЕ</text:p>
          </table:table-cell>
          <table:table-cell table:style-name="ce62" office:value-type="string" calcext:value-type="string">
            <text:p><text:span text:style-name="T113">Массивы O(1) </text:span><text:span text:style-name="T114"> - </text:span><text:span text:style-name="T115">Списки O</text:span><text:span text:style-name="T26">(n)</text:span>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ВСТАВКА в середину</text:p>
          </table:table-cell>
          <table:table-cell table:style-name="ce74" office:value-type="string" calcext:value-type="string">
            <text:p><text:span text:style-name="T116">Массивы O(n)  - Списки O</text:span>(n)</text:p>
          </table:table-cell>
          <table:table-cell table:number-columns-repeated="1022"/>
        </table:table-row>
        <table:table-row table:style-name="ro9">
          <table:table-cell table:style-name="ce62" office:value-type="string" calcext:value-type="string">
            <text:p>ВСТАВКА в начало/конец</text:p>
          </table:table-cell>
          <table:table-cell table:style-name="ce74" office:value-type="string" calcext:value-type="string">
            <text:p><text:span text:style-name="T117">Массивы O</text:span><text:span text:style-name="T114">(n)  - </text:span><text:span text:style-name="T118">Списки O</text:span><text:span text:style-name="T119">(1), если сохранены ссылки на первый и последний элементы… И для последнего есть атрибут prev</text:span></text:p>
          </table:table-cell>
          <table:table-cell table:number-columns-repeated="1022"/>
        </table:table-row>
        <table:table-row table:style-name="ro9">
          <table:table-cell table:style-name="ce62" office:value-type="string" calcext:value-type="string">
            <text:p>УДАЛЕНИЕ</text:p>
          </table:table-cell>
          <table:table-cell table:style-name="ce62" office:value-type="string" calcext:value-type="string">
            <text:p><text:span text:style-name="T120">Массивы O(n)  - </text:span><text:span text:style-name="T121">Списки O(1), если сохранены ссылки на первый и последний элементы…</text:span></text:p>
          </table:table-cell>
          <table:table-cell table:number-columns-repeated="1022"/>
        </table:table-row>
        <table:table-row table:style-name="ro9">
          <table:table-cell table:style-name="ce62" office:value-type="string" calcext:value-type="string">
            <text:p>ДОСТУП К ЦЕНТРАЛЬНЫМ ЭЛЕМЕНТАМ</text:p>
          </table:table-cell>
          <table:table-cell table:style-name="ce62" office:value-type="string" calcext:value-type="string">
            <text:p><text:span text:style-name="T122">Массивы: Произвольный</text:span></text:p>
            <text:p><text:span text:style-name="T116"> - Списки: Последовательный</text:span></text:p>
          </table:table-cell>
          <table:table-cell table:number-columns-repeated="1022"/>
        </table:table-row>
        <table:table-row table:style-name="ro1">
          <table:table-cell table:style-name="ce62" table:number-columns-repeated="2"/>
          <table:table-cell table:number-columns-repeated="1022"/>
        </table:table-row>
        <table:table-row table:style-name="ro19">
          <table:table-cell table:style-name="ce62" office:value-type="string" calcext:value-type="string">
            <text:p>В facebook для хранения имён пользователей используется МАССИВ СВЯЗНЫХ СПИСКОВ.</text:p>
          </table:table-cell>
          <table:table-cell table:style-name="ce62" office:value-type="string" calcext:value-type="string">
            <text:p>Массив из 26 элементов - На каждую букву алфавита, имеет ссылку на связный список.</text:p>
            <text:p/>
            <text:p>Добавление элемента происходит по O(1), так как мы тут же находим нужную букву и просто создаём новый элемент списка.</text:p>
            <text:p/>
            <text:p>Но и поиск быстрее чем в простом связном списке. Так как пробегать надо лишь по 1 букве, а не по всей базе имён.</text:p>
          </table:table-cell>
          <table:table-cell table:number-columns-repeated="1022"/>
        </table:table-row>
        <table:table-row table:style-name="ro1" table:number-rows-repeated="2">
          <table:table-cell table:style-name="ce62" table:number-columns-repeated="2"/>
          <table:table-cell table:number-columns-repeated="1022"/>
        </table:table-row>
        <table:table-row table:style-name="ro10">
          <table:table-cell table:style-name="ce63" office:value-type="string" calcext:value-type="string">
            <text:p>LinkedLists</text:p>
          </table:table-cell>
          <table:table-cell table:style-name="ce63" office:value-type="string" calcext:value-type="string">
            <text:p>Разбросанные по памяти отдельные объекты, </text:p>
            <text:p>имеющие 2 атрибута: значение - val</text:p>
            <text:p>и next - ссылка на следующий такой же объект.</text:p>
          </table:table-cell>
          <table:table-cell table:number-columns-repeated="1022"/>
        </table:table-row>
        <table:table-row table:style-name="ro20">
          <table:table-cell table:style-name="ce68" office:value-type="string" calcext:value-type="string">
            <text:p><text:span text:style-name="T73"># Definition for singly-linked list.</text:span></text:p>
            <text:p><text:span text:style-name="T74">class</text:span><text:span text:style-name="T75"> </text:span><text:span text:style-name="T76">ListNode</text:span><text:span text:style-name="T75">(</text:span><text:span text:style-name="T77">object</text:span><text:span text:style-name="T75">):</text:span></text:p>
            <text:p><text:span text:style-name="T78">    </text:span><text:span text:style-name="T79">def</text:span><text:span text:style-name="T80"> </text:span><text:span text:style-name="T81">__init__</text:span><text:span text:style-name="T80">(</text:span><text:span text:style-name="T81">self</text:span><text:span text:style-name="T80">, </text:span><text:span text:style-name="T82">val</text:span><text:span text:style-name="T80">=0, </text:span><text:span text:style-name="T82">next</text:span><text:span text:style-name="T80">=None):</text:span></text:p>
            <text:p><text:span text:style-name="T83">        </text:span><text:span text:style-name="T84">self</text:span><text:span text:style-name="T85">.val = val</text:span></text:p>
            <text:p><text:span text:style-name="T83">        </text:span><text:span text:style-name="T84">self</text:span><text:span text:style-name="T85">.next = next</text:span></text:p>
          </table:table-cell>
          <table:table-cell table:style-name="ce75" office:value-type="string" calcext:value-type="string">
            <text:p><text:span text:style-name="T43">LinkedList не существует в памяти как единый объект,</text:span></text:p>
            <text:p><text:span text:style-name="T59">каждый раз мы имеем дело только с 1 звеном в цепи - с </text:span><text:span text:style-name="T87">ListNode</text:span><text:span text:style-name="T61">.  </text:span></text:p>
            <text:p/>
            <text:p><text:span text:style-name="T43">И можем переключаться от 1 к другому.</text:span></text:p>
            <text:p><text:span text:style-name="T43">Если он двунаправленный, </text:span></text:p>
            <text:p><text:span text:style-name="T59">то у него ещё есть атрибут </text:span><text:span text:style-name="T123">prev</text:span><text:span text:style-name="T61"> - ссылка на предыдущий элемент.</text:span></text:p>
          </table:table-cell>
          <table:table-cell table:number-columns-repeated="1022"/>
        </table:table-row>
        <table:table-row table:style-name="ro21">
          <table:table-cell table:style-name="ce69" office:value-type="string" calcext:value-type="string">
            <text:p><text:span text:style-name="T74">class</text:span><text:span text:style-name="T75"> </text:span><text:span text:style-name="T76">Solution</text:span><text:span text:style-name="T75">(</text:span><text:span text:style-name="T77">object</text:span><text:span text:style-name="T75">):</text:span></text:p>
            <text:p><text:span text:style-name="T86">    def </text:span><text:span text:style-name="T87">reverseList</text:span><text:span text:style-name="T85">(self, head):</text:span></text:p>
            <text:p><text:span text:style-name="T88">        """</text:span></text:p>
            <text:p><text:span text:style-name="T88">        :type head: ListNode</text:span></text:p>
            <text:p><text:span text:style-name="T88">        :rtype: ListNode</text:span></text:p>
            <text:p><text:span text:style-name="T88">        """</text:span></text:p>
            <text:p><text:span text:style-name="T83">        </text:span><text:span text:style-name="T89">if</text:span><text:span text:style-name="T85"> not head:</text:span></text:p>
            <text:p><text:span text:style-name="T83">            </text:span><text:span text:style-name="T89">return</text:span><text:span text:style-name="T85"> None</text:span></text:p>
            <text:p><text:span text:style-name="T90">        </text:span></text:p>
            <text:p><text:span text:style-name="T73">        # Создаём последний элемент рев-листа из нашего 1-го</text:span></text:p>
            <text:p><text:span text:style-name="T91">        result = ListNode(</text:span><text:span text:style-name="T92">val</text:span><text:span text:style-name="T93">=head.val, </text:span><text:span text:style-name="T92">next</text:span><text:span text:style-name="T93">=None)</text:span></text:p>
            <text:p/>
            <text:p><text:span text:style-name="T94">        </text:span><text:span text:style-name="T95"># Цикл по элементам LinkedList</text:span></text:p>
            <text:p><text:span text:style-name="T83">        </text:span><text:span text:style-name="T89">while</text:span><text:span text:style-name="T85"> head.next:</text:span></text:p>
            <text:p><text:span text:style-name="T90">            head = head.next</text:span></text:p>
            <text:p><text:span text:style-name="T73">            # Создаём элементы рев-листа</text:span></text:p>
            <text:p><text:span text:style-name="T91">            result = ListNode(</text:span><text:span text:style-name="T92">val</text:span><text:span text:style-name="T93">=head.val, </text:span><text:span text:style-name="T92">next</text:span><text:span text:style-name="T93">=result)</text:span></text:p>
            <text:p><text:span text:style-name="T90">            </text:span></text:p>
            <text:p><text:span text:style-name="T83">        </text:span><text:span text:style-name="T89">return</text:span><text:span text:style-name="T85"> result</text:span></text:p>
          </table:table-cell>
          <table:table-cell table:style-name="ce62" office:value-type="string" calcext:value-type="string">
            <text:p>Создание реверсивного (обратного) LinkedList</text:p>
          </table:table-cell>
          <table:table-cell table:number-columns-repeated="1022"/>
        </table:table-row>
        <table:table-row table:style-name="ro22">
          <table:table-cell table:style-name="ce70" office:value-type="string" calcext:value-type="string">
            <text:p><text:span text:style-name="T96">class</text:span><text:span text:style-name="T97"> </text:span><text:span text:style-name="T98">Solution</text:span><text:span text:style-name="T97">:</text:span></text:p>
            <text:p><text:span text:style-name="T99">    </text:span><text:span text:style-name="T100">def</text:span><text:span text:style-name="T101"> </text:span><text:span text:style-name="T102">hasCycle</text:span><text:span text:style-name="T101">(</text:span><text:span text:style-name="T103">self</text:span><text:span text:style-name="T101">, head: Optional[ListNode]) -&gt; bool:</text:span></text:p>
            <text:p><text:span text:style-name="T104">        </text:span><text:span text:style-name="T105">if not </text:span><text:span text:style-name="T97">head: </text:span><text:span text:style-name="T105">return False</text:span></text:p>
            <text:p><text:span text:style-name="T90">        slow, fast = head, head</text:span></text:p>
            <text:p><text:span text:style-name="T91">        </text:span><text:span text:style-name="T106">while</text:span><text:span text:style-name="T93"> fast.next </text:span><text:span text:style-name="T106">and</text:span><text:span text:style-name="T93"> fast.next.next:</text:span></text:p>
            <text:p><text:span text:style-name="T90">            slow = slow.next</text:span></text:p>
            <text:p><text:span text:style-name="T90">            fast = fast.next.next</text:span></text:p>
            <text:p><text:span text:style-name="T94">            if slow == fast: </text:span><text:span text:style-name="T107">return True</text:span></text:p>
            <text:p><text:span text:style-name="T108">        return False</text:span></text:p>
          </table:table-cell>
          <table:table-cell table:style-name="ce62" office:value-type="string" calcext:value-type="string">
            <text:p>Проверка, не зациклен ли LinkedList,</text:p>
            <text:p>т. е. не ссылается ли последний элемент на какой-нибудь другой.</text:p>
            <text:p/>
            <text:p>Фактически мы запускаем 2 итерацию по LinkedList.</text:p>
            <text:p>Медленную и быструю.</text:p>
            <text:p>Если цикла нет, то в конце fast.next или fast.next.next будет None и можно вернуть False.</text:p>
            <text:p/>
            <text:p>Но если он зациклен, конца не будет и понять, что мы носимся по кругу помогут две итерации, в какой-то момент элемнет медленной окажется одним и тем же с элементом быстрой итерации (не по значению, а по id, это будет один объект в памяти)</text:p>
          </table:table-cell>
          <table:table-cell table:number-columns-repeated="1022"/>
        </table:table-row>
        <table:table-row table:style-name="ro23">
          <table:table-cell table:style-name="ce62" office:value-type="string" calcext:value-type="string">
            <text:p>class Solution(object):</text:p>
            <text:p>    def addTwoNumbers(self, l1, l2):</text:p>
            <text:p>        """</text:p>
            <text:p>        :type l1: ListNode</text:p>
            <text:p>        :type l2: ListNode</text:p>
            <text:p>        :rtype: ListNode</text:p>
            <text:p>        """</text:p>
            <text:p>        </text:p>
            <text:p>        def node_sum(first, second, addon=0): </text:p>
            <text:p>            sum = first + second + addon</text:p>
            <text:p/>
            <text:p>            val = sum % 10</text:p>
            <text:p>            new_addon = sum // 10</text:p>
            <text:p>            res = ListNode(val, None)</text:p>
            <text:p>            return res, new_addon</text:p>
            <text:p/>
            <text:p>           </text:p>
            <text:p>        </text:p>
            <text:p/>
          </table:table-cell>
          <table:table-cell table:style-name="ce83" office:value-type="string" calcext:value-type="string">
            <text:p><text:a xlink:href="https://leetcode.com/problems/add-two-numbers/" xlink:type="simple">https://leetcode.com/problems/add-two-numbers/

Слабое решение.  90 ms и 13.7 Мб памяти. 

Но если превращать каждый linkedList в число, суммировать их сумму переводить в linkedList, не сильно лучше:
тратится 95 ms и 13.4 Мб памяти. 

Runtime: 95 ms, faster than 22.27% of Python online submissions for Add Two Numbers.
Memory Usage: 13.4 MB, less than 72.22% of Python online submissions for Add Two Numbers.</text:a></text:p>
          </table:table-cell>
          <table:table-cell table:number-columns-repeated="1022"/>
        </table:table-row>
        <table:table-row table:style-name="ro24">
          <table:table-cell table:style-name="ce62" office:value-type="string" calcext:value-type="string">
            <text:p><text:span text:style-name="T109">        res, addon = node_sum(l1.val, l2.val)</text:span></text:p>
            <text:p><text:span text:style-name="T109">        first_res = res</text:span></text:p>
            <text:p><text:span text:style-name="T109">        </text:span></text:p>
            <text:p><text:span text:style-name="T109">        while (l1 and l1.next) or (l2 and l2.next) or addon != 0:</text:span></text:p>
            <text:p><text:span text:style-name="T109">            l1 = l1.next if l1 else 0</text:span></text:p>
            <text:p><text:span text:style-name="T109">            l2 = l2.next if l2 else 0</text:span></text:p>
            <text:p><text:span text:style-name="T109">            first = l1.val if isinstance(l1, ListNode) else 0</text:span></text:p>
            <text:p><text:span text:style-name="T109">            second = l2.val if isinstance(l2, ListNode) else 0</text:span></text:p>
            <text:p><text:span text:style-name="T109">            </text:span></text:p>
            <text:p><text:span text:style-name="T109">            next_res, addon = node_sum(first, second, addon)</text:span></text:p>
            <text:p><text:span text:style-name="T109">            </text:span></text:p>
            <text:p><text:span text:style-name="T109">            res.next = next_res</text:span></text:p>
            <text:p><text:span text:style-name="T109">            res = next_res</text:span></text:p>
            <text:p/>
            <text:p><text:span text:style-name="T109">        return first_res</text:span></text:p>
          </table:table-cell>
          <table:table-cell table:style-name="ce83"/>
          <table:table-cell table:number-columns-repeated="1022"/>
        </table:table-row>
        <table:table-row table:style-name="ro25">
          <table:table-cell table:style-name="ce70" office:value-type="string" calcext:value-type="string">
            <text:p><text:span text:style-name="T96">class</text:span><text:span text:style-name="T97"> </text:span><text:span text:style-name="T98">Solution</text:span><text:span text:style-name="T97">:</text:span></text:p>
            <text:p><text:span text:style-name="T91">    </text:span><text:span text:style-name="T106">def</text:span><text:span text:style-name="T93"> </text:span><text:span text:style-name="T110">addTwoNumbers</text:span><text:span text:style-name="T93">(self, l1, l2 ,c = 0):</text:span></text:p>
            <text:p><text:span text:style-name="T88">        """</text:span></text:p>
            <text:p><text:span text:style-name="T88">        :type l1: ListNode</text:span></text:p>
            <text:p><text:span text:style-name="T88">        :type l2: ListNode</text:span></text:p>
            <text:p><text:span text:style-name="T88">        :rtype: ListNode</text:span></text:p>
            <text:p><text:span text:style-name="T88">        """</text:span></text:p>
            <text:p><text:span text:style-name="T90">        val = l1.val + l2.val + c</text:span></text:p>
            <text:p><text:span text:style-name="T90">        c = val // 10</text:span></text:p>
            <text:p><text:span text:style-name="T90">        ret = ListNode(val % 10 ) </text:span></text:p>
            <text:p><text:span text:style-name="T90">        </text:span></text:p>
            <text:p><text:span text:style-name="T83">        </text:span><text:span text:style-name="T89">if</text:span><text:span text:style-name="T85"> (l1.next != None or l2.next != None or c != 0):</text:span></text:p>
            <text:p><text:span text:style-name="T83">            </text:span><text:span text:style-name="T89">if</text:span><text:span text:style-name="T85"> l1.next == None:</text:span></text:p>
            <text:p><text:span text:style-name="T90">                l1.next = ListNode(0)</text:span></text:p>
            <text:p><text:span text:style-name="T83">            </text:span><text:span text:style-name="T111">if</text:span><text:span text:style-name="T85"> l2.next == None:</text:span></text:p>
            <text:p><text:span text:style-name="T90">                l2.next = ListNode(0)</text:span></text:p>
            <text:p><text:span text:style-name="T83">            ret.next = </text:span><text:span text:style-name="T84">self</text:span><text:span text:style-name="T85">.addTwoNumbers(l1.next,l2.next,c)</text:span></text:p>
            <text:p><text:span text:style-name="T83">        </text:span><text:span text:style-name="T89">return</text:span><text:span text:style-name="T85"> ret</text:span></text:p>
          </table:table-cell>
          <table:table-cell table:style-name="ce62" office:value-type="string" calcext:value-type="string">
            <text:p>Runtime: 60 ms, faster than 79.75% of Python online submissions for Add Two Numbers.</text:p>
            <text:p>Memory Usage: 13.8 MB, less than 6.23% of Python online submissions for Add Two Numbers.</text:p>
          </table:table-cell>
          <table:table-cell table:number-columns-repeated="1022"/>
        </table:table-row>
        <table:table-row table:style-name="ro1" table:number-rows-repeated="2">
          <table:table-cell table:style-name="ce59" table:number-columns-repeated="2"/>
          <table:table-cell table:number-columns-repeated="1022"/>
        </table:table-row>
        <table:table-row table:style-name="ro1">
          <table:table-cell table:style-name="ce58" office:value-type="string" calcext:value-type="string">
            <text:p>Hash-table</text:p>
          </table:table-cell>
          <table:table-cell table:style-name="ce58"/>
          <table:table-cell table:number-columns-repeated="1022"/>
        </table:table-row>
        <table:table-row table:style-name="ro1">
          <table:table-cell table:style-name="ce59" table:number-columns-repeated="2"/>
          <table:table-cell table:number-columns-repeated="1022"/>
        </table:table-row>
        <table:table-row table:style-name="ro26">
          <table:table-cell table:style-name="ce71" office:value-type="string" calcext:value-type="string">
            <text:p><text:span text:style-name="T1">class</text:span> <text:span text:style-name="T8">Solution</text:span>(object):</text:p>
            <text:p>    <text:span text:style-name="T1">def</text:span> <text:span text:style-name="T8">twoSum</text:span>(self, nums, target):</text:p>
            <text:p>        <text:span text:style-name="T9">"""</text:span></text:p>
            <text:p><text:span text:style-name="T9">        :type nums: List[int]</text:span></text:p>
            <text:p><text:span text:style-name="T9">        :type target: int</text:span></text:p>
            <text:p><text:span text:style-name="T9">        :rtype: List[int]</text:span></text:p>
            <text:p><text:span text:style-name="T9">        """</text:span></text:p>
            <text:p>        set_nums = <text:span text:style-name="T22">set</text:span>(nums)</text:p>
            <text:p>        <text:span text:style-name="T1">for</text:span> index, elem <text:span text:style-name="T1">in</text:span> <text:span text:style-name="T22">enumerate</text:span>(nums):</text:p>
            <text:p>            mini_target = target - elem</text:p>
            <text:p>            <text:span text:style-name="T1">if</text:span> mini_target <text:span text:style-name="T1">in</text:span> set_nums:</text:p>
            <text:p>                second_index = nums.index(mini_target)</text:p>
            <text:p>                <text:span text:style-name="T1">if</text:span> index != second_index:</text:p>
            <text:p>                    <text:span text:style-name="T1">return</text:span> (index, second_index)</text:p>
          </table:table-cell>
          <table:table-cell table:style-name="ce92" office:value-type="string" calcext:value-type="string">
            <text:p>Runtime: 40 ms, <text:span text:style-name="T124">faster than 96.04% </text:span>of Python online submissions for Two Sum.</text:p>
            <text:p>Memory Usage: 14.5 MB, less than 24.53% of Python online submissions for Two Sum.</text:p>
            <text:p/>
            <text:p>Фишка в создании <text:span text:style-name="T22">set</text:span>(nums)</text:p>
            <text:p><text:span text:style-name="T125">Оно тратит O(n) времени, но делается 1 раз, </text:span></text:p>
            <text:p><text:span text:style-name="T125">а потом в цикле каждая проверка вхождения в set = </text:span>O(1) ,</text:p>
            <text:p>и фактически мы дважды тратим O(n),</text:p>
            <text:p>что оставляет общую сложность равной O(n)</text:p>
            <text:p/>
            <text:p><text:span text:style-name="T125">А если бы мы в цикле </text:span>проверяли вхождение в лист, то оно бы было O(n) в цикле для каждого элемента O(n) = O(n2)</text:p>
          </table:table-cell>
          <table:table-cell table:number-columns-repeated="1022"/>
        </table:table-row>
        <table:table-row table:style-name="ro27">
          <table:table-cell table:style-name="ce59" office:value-type="string" calcext:value-type="string">
            <text:p><text:span text:style-name="T1">class</text:span> <text:span text:style-name="T8">Solution</text:span>(object):</text:p>
            <text:p>    <text:span text:style-name="T1">def</text:span> <text:span text:style-name="T8">singleNumber</text:span>(<text:span text:style-name="T19">self</text:span>, nums):</text:p>
            <text:p>        <text:span text:style-name="T9">"""</text:span></text:p>
            <text:p><text:span text:style-name="T9">        :type nums: List[int]</text:span></text:p>
            <text:p><text:span text:style-name="T9">        :rtype: int</text:span></text:p>
            <text:p><text:span text:style-name="T9">        """</text:span></text:p>
            <text:p>        n = nums[0]</text:p>
            <text:p>        <text:span text:style-name="T1">for</text:span> i <text:span text:style-name="T1">in</text:span> <text:span text:style-name="T22">range</text:span>(1, <text:span text:style-name="T22">len</text:span>(nums)):</text:p>
            <text:p>            n = n^nums[i]</text:p>
            <text:p>            </text:p>
            <text:p>        <text:span text:style-name="T1">return</text:span> n</text:p>
          </table:table-cell>
          <table:table-cell table:style-name="ce59" office:value-type="string" calcext:value-type="string">
            <text:p><text:a xlink:href="https://leetcode.com/problems/single-number/submissions/" xlink:type="simple">https://leetcode.com/problems/single-number/submissions/</text:a></text:p>
            <text:p/>
            <text:p>Runtime: 115 ms, faster than 69.74% of Python online submissions for Single Number.</text:p>
            <text:p>Memory Usage: 15.4 MB, less than 92.60% of Python online submissions for Single Number</text:p>
            <text:p/>
            <text:p>Используется побитовое ИСКЛЮЧАЮЩЕЕ ИЛИ.</text:p>
            <text:p><text:span text:style-name="T20">Если число встречается дважды - оба вхождения исключаются.</text:span></text:p>
            <text:p/>
            <text:p><text:span text:style-name="T126">5 ^ 3 даёт 6    (101 | 011 = 110)</text:span></text:p>
            <text:p><text:span text:style-name="T126">число ^ такое же число = даёт 0</text:span></text:p>
            <text:p><text:span text:style-name="T127">2^7^2^3^3^5^1^5^1 даёт 7 - имеет сложность O(n) </text:span></text:p>
          </table:table-cell>
          <table:table-cell table:number-columns-repeated="1022"/>
        </table:table-row>
        <table:table-row table:style-name="ro1" table:number-rows-repeated="26">
          <table:table-cell table:style-name="ce59" table:number-columns-repeated="2"/>
          <table:table-cell table:number-columns-repeated="102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gresql" table:style-name="ta1">
        <table:table-column table:style-name="co7" table:default-cell-style-name="ce80"/>
        <table:table-column table:style-name="co8" table:default-cell-style-name="ce80"/>
        <table:table-column table:style-name="co2" table:number-columns-repeated="1022" table:default-cell-style-name="ce80"/>
        <table:table-row table:style-name="ro28">
          <table:table-cell table:style-name="ce126" office:value-type="string" calcext:value-type="string">
            <text:p>утилита pgbench - позволяет прогнать тесты на любой запрос</text:p>
            <text:p>в несколько клиентов.</text:p>
            <text:p/>
          </table:table-cell>
          <table:table-cell table:style-name="ce126"/>
          <table:table-cell table:number-columns-repeated="1022"/>
        </table:table-row>
        <table:table-row table:style-name="ro29">
          <table:table-cell table:style-name="ce76" office:value-type="string" calcext:value-type="string">
            <text:p>Буферный кэш - массив буферов</text:p>
          </table:table-cell>
          <table:table-cell table:style-name="ce81" office:value-type="string" calcext:value-type="string">
            <text:p><text:a xlink:href="https://habr.com/ru/company/postgrespro/blog/458186/" xlink:type="simple">https://habr.com/ru/company/postgrespro/blog/458186/</text:a></text:p>
          </table:table-cell>
          <table:table-cell table:number-columns-repeated="1022"/>
        </table:table-row>
        <table:table-row table:style-name="ro30">
          <table:table-cell table:style-name="ce78" office:value-type="string" calcext:value-type="string">
            <text:p>Данные на диске зранятся Несогласованно,</text:p>
            <text:p>в разных местах, фрагментировано.</text:p>
          </table:table-cell>
          <table:table-cell table:style-name="ce78" office:value-type="string" calcext:value-type="string">
            <text:p>При сбое теряется содержимое оперативной памяти</text:p>
            <text:p>И система будет восстанавливаься из данных на HDD.</text:p>
            <text:p><text:span text:style-name="T139">Чтобы данные согласовать, применяется ЖУРНАЛИРОВАНИЕ.</text:span></text:p>
          </table:table-cell>
          <table:table-cell table:number-columns-repeated="1022"/>
        </table:table-row>
        <table:table-row table:style-name="ro31">
          <table:table-cell table:style-name="ce78" office:value-type="string" calcext:value-type="string">
            <text:p><text:span text:style-name="T20">буфер</text:span> — это место под <text:span text:style-name="T20">одну страницу</text:span> данных (блок), плюс заголовок</text:p>
          </table:table-cell>
          <table:table-cell table:style-name="ce78" office:value-type="string" calcext:value-type="string">
            <text:p><text:span text:style-name="T20">Заголовок содержит</text:span>:</text:p>
            <text:p>* расположение на диске страницы, находящейся в буфере (файл и номер блока в нем);</text:p>
            <text:p>* признак того, что данные на странице изменились и рано или поздно должны быть записаны на диск (такой буфер называют грязным);</text:p>
            <text:p>* число обращений к буферу (usage count);</text:p>
            <text:p>* признак закрепления буфера (pin count).</text:p>
            <text:p/>
          </table:table-cell>
          <table:table-cell table:number-columns-repeated="1022"/>
        </table:table-row>
        <table:table-row table:style-name="ro32">
          <table:table-cell table:style-name="ce78"/>
          <table:table-cell table:style-name="ce82" office:value-type="string" calcext:value-type="string">
            <text:p>Пока страница находится в кеше (буфере), </text:p>
            <text:p>мы работаем с ней в оперативной памяти </text:p>
            <text:p>и экономим на обращениях к диску.</text:p>
          </table:table-cell>
          <table:table-cell table:number-columns-repeated="1022"/>
        </table:table-row>
        <table:table-row table:style-name="ro33">
          <table:table-cell table:style-name="ce78" office:value-type="string" calcext:value-type="string">
            <text:p>* Хэш-таблица → Буферы (по 1 странице) </text:p>
            <text:p>* Список свободных буферов</text:p>
            <text:p><text:span text:style-name="T128">* </text:span>Следующая жертва</text:p>
          </table:table-cell>
          <table:table-cell table:style-name="ce78" office:value-type="string" calcext:value-type="string">
            <text:p><text:span text:style-name="T131">Процесс ищет данные</text:span><text:span text:style-name="T132"> → </text:span></text:p>
            <text:p><text:span text:style-name="T140">→ </text:span><text:span text:style-name="T141">Хэш-таблица</text:span><text:span text:style-name="T142"> по номеру файла и номеру страницы внутри файла → </text:span></text:p>
            <text:p><text:span text:style-name="T128">→ Находит буфер и проверяет, действительно ли он содержит нужную страницу.  → </text:span></text:p>
            <text:p><text:span text:style-name="T140">→ процесс </text:span><text:span text:style-name="T141">«закрепляет» буфер</text:span><text:span text:style-name="T142">, увеличив счетчик pin count (несколько процессов могут сделать это одновременно). </text:span></text:p>
            <text:p><text:span text:style-name="T143">Пока буфер </text:span><text:span text:style-name="T144">закреплен</text:span><text:span text:style-name="T145"> (значение счетчика больше нуля), считается, что </text:span><text:span text:style-name="T144">буфер используется и его содержимое не должно «радикально» измениться.  </text:span><text:span text:style-name="T145">В странице может появиться новая версия строки — это никому не мешает благодаря многоверсионности и правилам видимости. </text:span></text:p>
            <text:p><text:span text:style-name="T128">Но в закрепленный буфер не может быть прочитана другая страница.</text:span></text:p>
          </table:table-cell>
          <table:table-cell table:number-columns-repeated="1022"/>
        </table:table-row>
        <table:table-row table:style-name="ro34">
          <table:table-cell table:style-name="ce78" office:value-type="string" calcext:value-type="string">
            <text:p><text:span text:style-name="T129">На каждом буфере висят 2 счётчика:</text:span></text:p>
            <text:p/>
            <text:p><text:span text:style-name="T129">usage count - счётчик обращений. максимальное значение ограничено числом 5</text:span></text:p>
            <text:p/>
            <text:p><text:span text:style-name="T129">pin count - счётчик процессов, читающих одновременно</text:span></text:p>
          </table:table-cell>
          <table:table-cell table:style-name="ce78" office:value-type="string" calcext:value-type="string">
            <text:p>-&gt; <text:span text:style-name="T20">Если страница не найдена в буфере</text:span>, она подгружается с HDD в свободные буферы.</text:p>
            <text:p><text:span text:style-name="T146">Если свободных буферов нет, она </text:span><text:span text:style-name="T147">вытесняет</text:span><text:span text:style-name="T132"> страницу с НАИМЕНЬШИМ числом счётчика pin count, используя </text:span><text:span text:style-name="T147">указатель на «следующую жертву».</text:span></text:p>
            <text:p><text:span text:style-name="T128">У всех буферов счётчик сбрасывается по единице из счётчика обращений (usage count) и жертвой замещения становится тот, у кого:</text:span></text:p>
            <text:p><text:span text:style-name="T128">- pin count = 0, то есть он не читается в данный момент</text:span></text:p>
            <text:p><text:span text:style-name="T128">- счётчик обращений дошёл до нуля.</text:span></text:p>
            <text:p/>
            <text:p><text:span text:style-name="T128">Если буфер оказался грязным, то есть содержит измененные данные, страницу нельзя просто выбросить — сначала ее требуется сохранить на диск.</text:span></text:p>
            <text:p><text:span text:style-name="T128">→ Новая страница загружается в буфер. Ссылка на загруженную страницу прописывается в хеш-таблицу</text:span></text:p>
            <text:p/>
            <text:p/>
          </table:table-cell>
          <table:table-cell table:number-columns-repeated="1022"/>
        </table:table-row>
        <table:table-row table:style-name="ro1">
          <table:table-cell table:style-name="ce78" office:value-type="string" calcext:value-type="string">
            <text:p>shared_buffers</text:p>
          </table:table-cell>
          <table:table-cell table:style-name="ce78" office:value-type="string" calcext:value-type="string">
            <text:p>настройка размера кэша, по умолчанию 128 Мб.</text:p>
          </table:table-cell>
          <table:table-cell table:number-columns-repeated="1022"/>
        </table:table-row>
        <table:table-row table:style-name="ro35">
          <table:table-cell table:style-name="ce78" office:value-type="string" calcext:value-type="string">
            <text:p>temp_buffers</text:p>
          </table:table-cell>
          <table:table-cell table:style-name="ce78" office:value-type="string" calcext:value-type="string">
            <text:p>настройка максимального обьёма локального буфера </text:p>
            <text:p>- для временных данных одного процесса. </text:p>
            <text:p>Они хранятся в локальной памяти процесса, используются только им.</text:p>
          </table:table-cell>
          <table:table-cell table:number-columns-repeated="1022"/>
        </table:table-row>
        <table:table-row table:style-name="ro36">
          <table:table-cell table:style-name="ce78" office:value-type="string" calcext:value-type="string">
            <text:p><text:span text:style-name="T22">SELECT</text:span> usagecount, count(*)</text:p>
            <text:p><text:span text:style-name="T22">FROM</text:span> <text:span text:style-name="T130">pg_buffercache</text:span></text:p>
            <text:p><text:span text:style-name="T22">GROUP BY</text:span> usagecount</text:p>
            <text:p><text:span text:style-name="T22">ORDER BY</text:span> usagecount;</text:p>
          </table:table-cell>
          <table:table-cell table:style-name="ce78" office:value-type="string" calcext:value-type="string">
            <text:p>Изучить распределение буферов по степени их использования</text:p>
            <text:p/>
            <text:p><text:span text:style-name="T128">Где пустое поле usagecount - это неиспользуемые, свободные буферы.</text:span></text:p>
          </table:table-cell>
          <table:table-cell table:number-columns-repeated="1022"/>
        </table:table-row>
        <table:table-row table:style-name="ro1">
          <table:table-cell table:style-name="ce78" table:number-columns-repeated="2"/>
          <table:table-cell table:number-columns-repeated="1022"/>
        </table:table-row>
        <table:table-row table:style-name="ro37">
          <table:table-cell table:style-name="ce71" office:value-type="string" calcext:value-type="string">
            <text:p>Checkpoint</text:p>
          </table:table-cell>
          <table:table-cell table:style-name="ce71" office:value-type="string" calcext:value-type="string">
            <text:p>Точка сохранения  - физическое состояние в БД, </text:p>
            <text:p>закреплённое на жёстком диске</text:p>
          </table:table-cell>
          <table:table-cell table:number-columns-repeated="1022"/>
        </table:table-row>
        <table:table-row table:style-name="ro1">
          <table:table-cell table:style-name="ce71" table:number-columns-repeated="2"/>
          <table:table-cell table:number-columns-repeated="1022"/>
        </table:table-row>
        <table:table-row table:style-name="ro36">
          <table:table-cell table:style-name="ce71" office:value-type="string" calcext:value-type="string">
            <text:p><text:span text:style-name="T131">Sequense Scan</text:span><text:span text:style-name="T132"> - </text:span>массовое чтение,</text:p>
            <text:p>одноразовые данные</text:p>
            <text:p/>
            <text:p><text:span text:style-name="T133">"буферные кольца"</text:span></text:p>
          </table:table-cell>
          <table:table-cell table:style-name="ce71" office:value-type="string" calcext:value-type="string">
            <text:p><text:span text:style-name="T20">При чтении ольших объёмов данных, которые бы вытеснили все страницы</text:span></text:p>
            <text:p><text:span text:style-name="T20">Используются "буферные кольца"</text:span> - ограниченное число буферов, куда последовательно подгружаются страницы.</text:p>
            <text:p>Другие буферы вне кольца, используемые другими процессами, не задействются</text:p>
          </table:table-cell>
          <table:table-cell table:number-columns-repeated="1022"/>
        </table:table-row>
        <table:table-row table:style-name="ro1">
          <table:table-cell table:style-name="ce71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Прогрев кэша</text:p>
          </table:table-cell>
          <table:table-cell table:style-name="ce77"/>
          <table:table-cell table:number-columns-repeated="1022"/>
        </table:table-row>
        <table:table-row table:style-name="ro30">
          <table:table-cell table:style-name="ce71" office:value-type="string" calcext:value-type="string">
            <text:p>CREATE EXTENSION pg_prewarm;</text:p>
            <text:p>ALTER SYSTEM SET shared_preload_libraries = 'pg_prewarm';</text:p>
          </table:table-cell>
          <table:table-cell table:style-name="ce71" office:value-type="string" calcext:value-type="string">
            <text:p>Чтобы после перезапуска не ждать "прогрева кэша", а сразу загрузить нужные таблицы</text:p>
          </table:table-cell>
          <table:table-cell table:number-columns-repeated="1022"/>
        </table:table-row>
        <table:table-row table:style-name="ro1" table:number-rows-repeated="2">
          <table:table-cell table:style-name="ce71" table:number-columns-repeated="2"/>
          <table:table-cell table:number-columns-repeated="1022"/>
        </table:table-row>
        <table:table-row table:style-name="ro1" table:number-rows-repeated="2">
          <table:table-cell table:style-name="ce124" table:number-columns-repeated="2"/>
          <table:table-cell table:number-columns-repeated="1022"/>
        </table:table-row>
        <table:table-row table:style-name="ro1">
          <table:table-cell table:style-name="ce71" table:number-columns-repeated="2"/>
          <table:table-cell table:number-columns-repeated="1022"/>
        </table:table-row>
        <table:table-row table:style-name="ro38">
          <table:table-cell table:style-name="ce76" office:value-type="string" calcext:value-type="string">
            <text:p>WAL журнал/ Журнал предзаписи</text:p>
            <text:p>write-ahead log</text:p>
          </table:table-cell>
          <table:table-cell table:style-name="ce81" office:value-type="string" calcext:value-type="string">
            <text:p>Хранит список всех закоммиченных операций</text:p>
          </table:table-cell>
          <table:table-cell table:number-columns-repeated="1022"/>
        </table:table-row>
        <table:table-row table:style-name="ro39">
          <table:table-cell table:style-name="ce71" office:value-type="string" calcext:value-type="string">
            <text:p>Журнал - последовательность записей различной длины</text:p>
          </table:table-cell>
          <table:table-cell table:style-name="ce78" office:value-type="string" calcext:value-type="string">
            <text:p>журнальная запись в обязательном порядке должна попасть на диск до того, как туда попадет измененная страница. </text:p>
            <text:p>Отсюда и название: журнал предзаписи (write-ahead log).</text:p>
          </table:table-cell>
          <table:table-cell table:style-name="ce47" table:number-columns-repeated="1022"/>
        </table:table-row>
        <table:table-row table:style-name="ro40">
          <table:table-cell table:style-name="ce71" office:value-type="string" calcext:value-type="string">
            <text:p>В журнал записывается следующее:</text:p>
          </table:table-cell>
          <table:table-cell table:style-name="ce78" office:value-type="string" calcext:value-type="string">
            <text:p>+ <text:span text:style-name="T148">изменение страниц в буферном кеше</text:span></text:p>
            <text:p>(как правило, это страницы таблиц и индексов),</text:p>
            <text:p>так как измененная страница попадает на диск не сразу</text:p>
          </table:table-cell>
          <table:table-cell table:style-name="ce47" table:number-columns-repeated="1022"/>
        </table:table-row>
        <table:table-row table:style-name="ro41">
          <table:table-cell table:style-name="ce71"/>
          <table:table-cell table:style-name="ce78" office:value-type="string" calcext:value-type="string">
            <text:p>+ <text:span text:style-name="T148">фиксация и отмена транзакций</text:span><text:span text:style-name="T134">,</text:span></text:p>
            <text:p>изменение статуса происходит в буферах XACT и тоже попадает на диск не сразу;</text:p>
          </table:table-cell>
          <table:table-cell table:style-name="ce47" table:number-columns-repeated="1022"/>
        </table:table-row>
        <table:table-row table:style-name="ro32">
          <table:table-cell table:style-name="ce71"/>
          <table:table-cell table:style-name="ce78" office:value-type="string" calcext:value-type="string">
            <text:p>+ <text:span text:style-name="T148">файловые операции</text:span> (создание и удаление файлов и каталогов, например, создание файлов при создании таблицы),</text:p>
            <text:p>так как эти операции должны происходить синхронно с изменением данных</text:p>
          </table:table-cell>
          <table:table-cell table:style-name="ce47" table:number-columns-repeated="1022"/>
        </table:table-row>
        <table:table-row table:style-name="ro42">
          <table:table-cell table:style-name="ce71"/>
          <table:table-cell table:style-name="ce78" office:value-type="string" calcext:value-type="string">
            <text:p><text:span text:style-name="T149">+ </text:span><text:span text:style-name="T150">хеш-индексы</text:span></text:p>
          </table:table-cell>
          <table:table-cell table:style-name="ce47" table:number-columns-repeated="1022"/>
        </table:table-row>
        <table:table-row table:style-name="ro1">
          <table:table-cell table:style-name="ce71" office:value-type="string" calcext:value-type="string">
            <text:p>НЕ записываются</text:p>
          </table:table-cell>
          <table:table-cell table:style-name="ce78" office:value-type="string" calcext:value-type="string">
            <text:p>- <text:span text:style-name="T139">операции с нежурналируемыми (unlogged) таблицами</text:span></text:p>
          </table:table-cell>
          <table:table-cell table:style-name="ce47" table:number-columns-repeated="1022"/>
        </table:table-row>
        <table:table-row table:style-name="ro35">
          <table:table-cell table:style-name="ce71"/>
          <table:table-cell table:style-name="ce78" office:value-type="string" calcext:value-type="string">
            <text:p>- <text:span text:style-name="T20">операции с временными таблицами</text:span> — нет смысла, </text:p>
            <text:p>поскольку время жизни таких таблиц не превышает времени жизни создавшего их сеанса.</text:p>
          </table:table-cell>
          <table:table-cell table:style-name="ce47" table:number-columns-repeated="1022"/>
        </table:table-row>
        <table:table-row table:style-name="ro1">
          <table:table-cell table:style-name="ce71"/>
          <table:table-cell table:style-name="ce78"/>
          <table:table-cell table:style-name="ce47" table:number-columns-repeated="1022"/>
        </table:table-row>
        <table:table-row table:style-name="ro43">
          <table:table-cell table:style-name="ce71" office:value-type="string" calcext:value-type="string">
            <text:p>В <text:span text:style-name="T20">заголовке</text:span> записи содержатся:</text:p>
          </table:table-cell>
          <table:table-cell table:style-name="ce78" office:value-type="string" calcext:value-type="string">
            <text:p>* номер транзакции, к которой относится запись;</text:p>
            <text:p><text:span text:style-name="T128">* </text:span>менеджер ресурсов — компонент системы, ответственный за запись;</text:p>
            <text:p><text:span text:style-name="T128">* </text:span>контрольная сумма (CRC) — позволяет определить повреждение данных;</text:p>
            <text:p><text:span text:style-name="T128">* </text:span>длина записи и ссылка на предыдущую запись.</text:p>
          </table:table-cell>
          <table:table-cell table:style-name="ce47" table:number-columns-repeated="1022"/>
        </table:table-row>
        <table:table-row table:style-name="ro1">
          <table:table-cell table:style-name="ce71" office:value-type="string" calcext:value-type="string">
            <text:p>$PGDATA/pg_wal</text:p>
          </table:table-cell>
          <table:table-cell table:style-name="ce78" office:value-type="string" calcext:value-type="string">
            <text:p>Место, где хранится журнал в виде файлов в каталоге.</text:p>
          </table:table-cell>
          <table:table-cell table:style-name="ce47" table:number-columns-repeated="1022"/>
        </table:table-row>
        <table:table-row table:style-name="ro41">
          <table:table-cell table:style-name="ce71" office:value-type="string" calcext:value-type="string">
            <text:p>ключ --wal-segsize</text:p>
          </table:table-cell>
          <table:table-cell table:style-name="ce78" office:value-type="string" calcext:value-type="string">
            <text:p>При инициализации кластера отвечает за размер файлов журнала</text:p>
            <text:p>на диске (по умолчанию по 16 мб)</text:p>
          </table:table-cell>
          <table:table-cell table:style-name="ce47" table:number-columns-repeated="1022"/>
        </table:table-row>
        <table:table-row table:style-name="ro44">
          <table:table-cell table:style-name="ce71" office:value-type="string" calcext:value-type="string">
            <text:p>wal_buffers</text:p>
          </table:table-cell>
          <table:table-cell table:style-name="ce78" office:value-type="string" calcext:value-type="string">
            <text:p><text:span text:style-name="T20">Размер журнального кеша.</text:span></text:p>
            <text:p>Специальные буферы выделены для журнала.</text:p>
          </table:table-cell>
          <table:table-cell table:style-name="ce47" table:number-columns-repeated="1022"/>
        </table:table-row>
        <table:table-row table:style-name="ro35">
          <table:table-cell table:style-name="ce71" office:value-type="string" calcext:value-type="string">
            <text:p>pg_current_wal_lsn - "хвост"</text:p>
            <text:p>pg_current_wal_insert_lsn - "голова"</text:p>
          </table:table-cell>
          <table:table-cell table:style-name="ce78" office:value-type="string" calcext:value-type="string">
            <text:p>Журнальный кеш устроен наподобие буферного кеша, но работает </text:p>
            <text:p><text:span text:style-name="T20">в режиме кольцевого буфера</text:span>: записи добавляются в «голову», а записываются на диск с «хвоста»</text:p>
          </table:table-cell>
          <table:table-cell table:style-name="ce47" table:number-columns-repeated="1022"/>
        </table:table-row>
        <table:table-row table:style-name="ro45">
          <table:table-cell table:style-name="ce71" office:value-type="string" calcext:value-type="string">
            <text:p>pg_lsn</text:p>
          </table:table-cell>
          <table:table-cell table:style-name="ce78" office:value-type="string" calcext:value-type="string">
            <text:p><text:span text:style-name="T20">тип данных для выбора записи в журнале</text:span> (LSN = log sequence number)</text:p>
            <text:p>64-битное число, представляющее собой байтовое смещение до записи относительно начала журнала.</text:p>
          </table:table-cell>
          <table:table-cell table:style-name="ce47" table:number-columns-repeated="1022"/>
        </table:table-row>
        <table:table-row table:style-name="ro37">
          <table:table-cell table:style-name="ce71" office:value-type="string" calcext:value-type="string">
            <text:p><text:span text:style-name="T22">SELECT * FROM</text:span> pg_ls_waldir() <text:span text:style-name="T22">WHERE</text:span> name = <text:span text:style-name="T9">'000000010000000000000033'</text:span></text:p>
          </table:table-cell>
          <table:table-cell table:style-name="ce71" office:value-type="string" calcext:value-type="string">
            <text:p>Выбор записи в жунальном кешэ</text:p>
          </table:table-cell>
          <table:table-cell table:style-name="ce47" table:number-columns-repeated="1022"/>
        </table:table-row>
        <table:table-row table:style-name="ro46">
          <table:table-cell table:style-name="ce71" office:value-type="string" calcext:value-type="string">
            <text:p><text:span text:style-name="T22">CREATE EXTENSION</text:span> pageinspect;</text:p>
            <text:p><text:span text:style-name="T22">BEGIN;</text:span></text:p>
            <text:p><text:span text:style-name="T22">SELECT</text:span> pg_current_wal_insert_lsn();</text:p>
            <text:p/>
          </table:table-cell>
          <table:table-cell table:style-name="ce71" office:value-type="string" calcext:value-type="string">
            <text:p><text:span text:style-name="T20">Отслеживать позицию в журнале</text:span> LSN можно с помощью pageinspect</text:p>
            <text:p>Запускаем транзакцию и отслеживаем позицию в журнале</text:p>
            <text:p>Получим:</text:p>
            <text:p><text:span text:style-name="T23">pg_current_wal_insert_lsn </text:span></text:p>
            <text:p><text:span text:style-name="T23">---------------------------</text:span></text:p>
            <text:p><text:span text:style-name="T23"> 0/331F377C</text:span></text:p>
          </table:table-cell>
          <table:table-cell table:style-name="ce47" table:number-columns-repeated="1022"/>
        </table:table-row>
        <table:table-row table:style-name="ro47">
          <table:table-cell table:style-name="ce71" office:value-type="string" calcext:value-type="string">
            <text:p>SELECT lsn FROM page_header(get_raw_page('wal',0));</text:p>
            <text:p><text:span text:style-name="T23">    lsn     </text:span></text:p>
            <text:p><text:span text:style-name="T23">------------</text:span></text:p>
            <text:p><text:span text:style-name="T23"> 0/331F37C4</text:span></text:p>
            <text:p><text:span text:style-name="T23">(1 row</text:span><text:span text:style-name="T134">)</text:span></text:p>
          </table:table-cell>
          <table:table-cell table:style-name="ce71" office:value-type="string" calcext:value-type="string">
            <text:p>Такая же ссылка на ПОСЛЕДНЮЮ ЖУРНАЛЬНУЮ ЗАПИСЬ, связанную со страницей, есть в заголовке страницы буфера.  </text:p>
            <text:p/>
            <text:p>Это для обеспечения последовательности:</text:p>
            <text:p>сначала на диск пишется журнальная запись, только затем - страница из буфера</text:p>
          </table:table-cell>
          <table:table-cell table:style-name="ce47" table:number-columns-repeated="1022"/>
        </table:table-row>
        <table:table-row table:style-name="ro1">
          <table:table-cell table:style-name="ce71" table:number-columns-repeated="2"/>
          <table:table-cell table:style-name="ce47" table:number-columns-repeated="1022"/>
        </table:table-row>
        <table:table-row table:style-name="ro1">
          <table:table-cell table:style-name="ce44" office:value-type="string" calcext:value-type="string">
            <text:p>Восстановление</text:p>
          </table:table-cell>
          <table:table-cell table:style-name="ce44" office:value-type="string" calcext:value-type="string">
            <text:p><text:a xlink:href="https://habr.com/ru/company/postgrespro/blog/460423/" xlink:type="simple">https://habr.com/ru/company/postgrespro/blog/460423/</text:a></text:p>
          </table:table-cell>
          <table:table-cell table:style-name="ce47" table:number-columns-repeated="1022"/>
        </table:table-row>
        <table:table-row table:style-name="ro46">
          <table:table-cell table:style-name="ce71" office:value-type="string" calcext:value-type="string">
            <text:p><text:span text:style-name="T128">Запуск сервера → процесс postmaster → процесс </text:span>startup</text:p>
          </table:table-cell>
          <table:table-cell table:style-name="ce71" office:value-type="string" calcext:value-type="string">
            <text:p><text:span text:style-name="T131">startup обеспечивает восстановление</text:span><text:span text:style-name="T132">, ЕСЛИ оно нужно.</text:span></text:p>
            <text:p><text:span text:style-name="T140">Он смотрит в специальный управляющий файл $PGDATA/global/pg_control на </text:span><text:span text:style-name="T141">статус кластера</text:span><text:span text:style-name="T142">:</text:span></text:p>
            <text:p><text:span text:style-name="T128">«shut down» - выключен нормлаьно, восстановление НЕ нужно</text:span></text:p>
            <text:p><text:span text:style-name="T128">«in production» - СУБД упала, требуется восстановление</text:span></text:p>
            <text:p/>
          </table:table-cell>
          <table:table-cell table:style-name="ce47" table:number-columns-repeated="1022"/>
        </table:table-row>
        <table:table-row table:style-name="ro35">
          <table:table-cell table:style-name="ce71" office:value-type="string" calcext:value-type="string">
            <text:p>Процесс восстановления:</text:p>
          </table:table-cell>
          <table:table-cell table:style-name="ce71" office:value-type="string" calcext:value-type="string">
            <text:p>Если LSN страницы меньше, чем LSN журнальной записи - применяем изменения, записанные в журнале, к странице.</text:p>
            <text:p/>
          </table:table-cell>
          <table:table-cell table:style-name="ce47" table:number-columns-repeated="1022"/>
        </table:table-row>
        <table:table-row table:style-name="ro1">
          <table:table-cell table:style-name="ce71" table:number-columns-repeated="2"/>
          <table:table-cell table:style-name="ce47" table:number-columns-repeated="1022"/>
        </table:table-row>
        <table:table-row table:style-name="ro1">
          <table:table-cell table:style-name="ce77" office:value-type="string" calcext:value-type="string">
            <text:p>Контрольная точка</text:p>
          </table:table-cell>
          <table:table-cell table:style-name="ce77"/>
          <table:table-cell table:style-name="ce47" table:number-columns-repeated="1022"/>
        </table:table-row>
        <table:table-row table:style-name="ro35">
          <table:table-cell table:style-name="ce71" office:value-type="string" calcext:value-type="string">
            <text:p>Контрольная точка - на самом деле <text:span text:style-name="T20">отрезок</text:span></text:p>
          </table:table-cell>
          <table:table-cell table:style-name="ce71" office:value-type="string" calcext:value-type="string">
            <text:p>Мы начинаем контрольную точку и <text:span text:style-name="T20">грязные (изменённые) буферы начинают</text:span></text:p>
            <text:p><text:span text:style-name="T20">по-тихоньку без пиковых нагрузок писаться на диск</text:span>.</text:p>
            <text:p>Когда запись окончена, то мы закончили контрольную точку/отрезок</text:p>
          </table:table-cell>
          <table:table-cell table:style-name="ce47" table:number-columns-repeated="1022"/>
        </table:table-row>
        <table:table-row table:style-name="ro1">
          <table:table-cell table:style-name="ce71" office:value-type="string" calcext:value-type="string">
            <text:p>checkpointer - </text:p>
          </table:table-cell>
          <table:table-cell table:style-name="ce71" office:value-type="string" calcext:value-type="string">
            <text:p>процесс, выполняющий <text:s/>КТ</text:p>
          </table:table-cell>
          <table:table-cell table:style-name="ce47" table:number-columns-repeated="1022"/>
        </table:table-row>
        <table:table-row table:style-name="ro1">
          <table:table-cell table:style-name="ce71" office:value-type="string" calcext:value-type="string">
            <text:p><text:span text:style-name="T22">CHECKPOINT</text:span>;</text:p>
          </table:table-cell>
          <table:table-cell table:style-name="ce71" office:value-type="string" calcext:value-type="string">
            <text:p>Команда, немедленно выполняющая <text:s/>КТ</text:p>
          </table:table-cell>
          <table:table-cell table:style-name="ce47" table:number-columns-repeated="1022"/>
        </table:table-row>
        <table:table-row table:style-name="ro35">
          <table:table-cell table:style-name="ce71" office:value-type="string" calcext:value-type="string">
            <text:p>… CHECKPOINT_ONLINE redo 0/3514A048 ...</text:p>
          </table:table-cell>
          <table:table-cell table:style-name="ce71" office:value-type="string" calcext:value-type="string">
            <text:p><text:span text:style-name="T128">Часть записи в дурнале, отвечающей за завершение  КТ</text:span>.</text:p>
            <text:p><text:span text:style-name="T128">LSN после слова "redo" - позиция начала сохранения  КТ</text:span></text:p>
            <text:p/>
          </table:table-cell>
          <table:table-cell table:style-name="ce47" table:number-columns-repeated="1022"/>
        </table:table-row>
        <table:table-row table:style-name="ro48">
          <table:table-cell table:style-name="ce71" office:value-type="string" calcext:value-type="string">
            <text:p>checkpoint_completion_target</text:p>
          </table:table-cell>
          <table:table-cell table:style-name="ce71" office:value-type="string" calcext:value-type="string">
            <text:p><text:span text:style-name="T20">Продолжительность записи грязных буферов</text:span> </text:p>
            <text:p>по отношению к времени между сохранением контрольных точек.</text:p>
            <text:p>От 0.5 до 1.0</text:p>
          </table:table-cell>
          <table:table-cell table:style-name="ce47" table:number-columns-repeated="1022"/>
        </table:table-row>
        <table:table-row table:style-name="ro47">
          <table:table-cell table:style-name="ce71" office:value-type="string" calcext:value-type="string">
            <text:p>checkpoint_timeout</text:p>
          </table:table-cell>
          <table:table-cell table:style-name="ce71" office:value-type="string" calcext:value-type="string">
            <text:p><text:span text:style-name="T133">Таймаут плановых КТ.</text:span></text:p>
            <text:p><text:span text:style-name="T36">Время генерации такого числа журнальных записей, </text:span></text:p>
            <text:p><text:span text:style-name="T128">при появлении которых мы хотим делать  КТ</text:span>.</text:p>
            <text:p>При прошествии такого времени запускается плановая КТ.</text:p>
            <text:p/>
          </table:table-cell>
          <table:table-cell table:style-name="ce47" table:number-columns-repeated="1022"/>
        </table:table-row>
        <table:table-row table:style-name="ro29">
          <table:table-cell table:style-name="ce71" office:value-type="string" calcext:value-type="string">
            <text:p>max_wal_size</text:p>
          </table:table-cell>
          <table:table-cell table:style-name="ce71" office:value-type="string" calcext:value-type="string">
            <text:p><text:span text:style-name="T131">Максимальное число журнальных записей</text:span><text:span text:style-name="T132">. Если оно достигается - инициируется внеплановая  КТ</text:span></text:p>
          </table:table-cell>
          <table:table-cell table:style-name="ce47" table:number-columns-repeated="1022"/>
        </table:table-row>
        <table:table-row table:style-name="ro37">
          <table:table-cell table:style-name="ce71"/>
          <table:table-cell table:style-name="ce71" office:value-type="string" calcext:value-type="string">
            <text:p><text:span text:style-name="T128">чем РЕЖЕ можно позволить себе  КТ, </text:span></text:p>
            <text:p><text:span text:style-name="T128">тем ЛУЧШЕ — это сокращает накладные расходы.</text:span></text:p>
          </table:table-cell>
          <table:table-cell table:style-name="ce47" table:number-columns-repeated="1022"/>
        </table:table-row>
        <table:table-row table:style-name="ro1">
          <table:table-cell table:style-name="ce71" office:value-type="string" calcext:value-type="string">
            <text:p><text:span text:style-name="T22">ALTER SYSTEM SET</text:span> log_checkpoints = <text:span text:style-name="T22">on</text:span>;</text:p>
          </table:table-cell>
          <table:table-cell table:style-name="ce71" office:value-type="string" calcext:value-type="string">
            <text:p>вкючение записей о контрольных точках в системный лог.</text:p>
          </table:table-cell>
          <table:table-cell table:style-name="ce47" table:number-columns-repeated="1022"/>
        </table:table-row>
        <table:table-row table:style-name="ro1">
          <table:table-cell table:style-name="ce71" table:number-columns-repeated="2"/>
          <table:table-cell table:style-name="ce47" table:number-columns-repeated="1022"/>
        </table:table-row>
        <table:table-row table:style-name="ro1">
          <table:table-cell table:style-name="ce77" office:value-type="string" calcext:value-type="string">
            <text:p>Фоновая запись</text:p>
          </table:table-cell>
          <table:table-cell table:style-name="ce77"/>
          <table:table-cell table:style-name="ce47" table:number-columns-repeated="1022"/>
        </table:table-row>
        <table:table-row table:style-name="ro37">
          <table:table-cell table:style-name="ce71" office:value-type="string" calcext:value-type="string">
            <text:p>background writer, </text:p>
            <text:p>bgwriter или просто writer</text:p>
          </table:table-cell>
          <table:table-cell table:style-name="ce71" office:value-type="string" calcext:value-type="string">
            <text:p>ЕСЛИ вытесняется из кеша грязная страница, её принудительно записывает на диск фоновая запись</text:p>
          </table:table-cell>
          <table:table-cell table:style-name="ce47" table:number-columns-repeated="1022"/>
        </table:table-row>
        <table:table-row table:style-name="ro46">
          <table:table-cell table:style-name="ce71"/>
          <table:table-cell table:style-name="ce71" office:value-type="string" calcext:value-type="string">
            <text:p>Записываются буферы, которые одновременно:</text:p>
            <text:p/>
            <text:p>    * содержат измененные данные (грязные),</text:p>
            <text:p><text:span text:style-name="T128">    * </text:span>не закреплены (pin count = 0),</text:p>
            <text:p><text:span text:style-name="T128">    * </text:span>имеют нулевое число обращений (usage count = 0).</text:p>
            <text:p/>
          </table:table-cell>
          <table:table-cell table:style-name="ce47" table:number-columns-repeated="1022"/>
        </table:table-row>
        <table:table-row table:style-name="ro47">
          <table:table-cell table:style-name="ce71"/>
          <table:table-cell table:style-name="ce71" office:value-type="string" calcext:value-type="string">
            <text:p>Фоновый<text:span text:style-name="T20"> процесс записи как бы бежит впереди вытеснения </text:span></text:p>
            <text:p>и находит те буферы, которые с большой вероятностью вскоре будут вытеснены. </text:p>
            <text:p/>
            <text:p>обслуживающие процессы должны обнаружить, что выбранные ими буферы можно использовать, не останавливаясь для записи.</text:p>
          </table:table-cell>
          <table:table-cell table:style-name="ce47" table:number-columns-repeated="1022"/>
        </table:table-row>
        <table:table-row table:style-name="ro36">
          <table:table-cell table:style-name="ce71" office:value-type="string" calcext:value-type="string">
            <text:p>Процесс фоновой записи работает циклами</text:p>
            <text:p>максимум по <text:span text:style-name="T23">bgwriter_lru_maxpages</text:span> страниц,</text:p>
            <text:p/>
            <text:p>засыпая между циклами на <text:span text:style-name="T23">bgwriter_delay.</text:span></text:p>
          </table:table-cell>
          <table:table-cell table:style-name="ce71"/>
          <table:table-cell table:style-name="ce47" table:number-columns-repeated="1022"/>
        </table:table-row>
        <table:table-row table:style-name="ro49">
          <table:table-cell table:style-name="ce71" office:value-type="string" calcext:value-type="string">
            <text:p><text:span text:style-name="T22">SELECT * FROM</text:span> pg_stat_bgwriter \gx</text:p>
          </table:table-cell>
          <table:table-cell table:style-name="ce71" office:value-type="string" calcext:value-type="string">
            <text:p>статистика работы процессов контрольной точки и фоновой записи</text:p>
            <text:p/>
            <text:p>    checkpoints_timed — по расписанию (по достижению checkpoint_timeout),</text:p>
            <text:p>    checkpoints_req — по требованию (в том числе по достижению max_wal_size).</text:p>
            <text:p/>
          </table:table-cell>
          <table:table-cell table:style-name="ce47" table:number-columns-repeated="1022"/>
        </table:table-row>
        <table:table-row table:style-name="ro46">
          <table:table-cell table:style-name="ce71"/>
          <table:table-cell table:style-name="ce71" office:value-type="string" calcext:value-type="string">
            <text:p>Количество записанных страниц</text:p>
            <text:p/>
            <text:p>    buffers_checkpoint — процессом контрольной точки,</text:p>
            <text:p>    buffers_backend — обслуживающими процессами,</text:p>
            <text:p>    buffers_clean — процессом фоновой записи.</text:p>
            <text:p/>
          </table:table-cell>
          <table:table-cell table:style-name="ce47" table:number-columns-repeated="1022"/>
        </table:table-row>
        <table:table-row table:style-name="ro1">
          <table:table-cell table:style-name="ce71" office:value-type="string" calcext:value-type="string">
            <text:p><text:span text:style-name="T22">SELECT</text:span> pg_stat_reset_shared(<text:span text:style-name="T9">'bgwriter'</text:span>);</text:p>
          </table:table-cell>
          <table:table-cell table:style-name="ce71" office:value-type="string" calcext:value-type="string">
            <text:p>Сбросить накопленную статистику</text:p>
          </table:table-cell>
          <table:table-cell table:style-name="ce47" table:number-columns-repeated="1022"/>
        </table:table-row>
        <table:table-row table:style-name="ro1">
          <table:table-cell table:style-name="ce71" table:number-columns-repeated="2"/>
          <table:table-cell table:style-name="ce47" table:number-columns-repeated="1022"/>
        </table:table-row>
        <table:table-row table:style-name="ro1">
          <table:table-cell table:style-name="ce77" office:value-type="string" calcext:value-type="string">
            <text:p>Уровни журналирования</text:p>
          </table:table-cell>
          <table:table-cell table:style-name="ce77"/>
          <table:table-cell table:style-name="ce47" table:number-columns-repeated="1022"/>
        </table:table-row>
        <table:table-row table:style-name="ro50">
          <table:table-cell table:style-name="ce71" office:value-type="string" calcext:value-type="string">
            <text:p>wal_level</text:p>
          </table:table-cell>
          <table:table-cell table:style-name="ce71" office:value-type="string" calcext:value-type="string">
            <text:p>Так же, как с логированием</text:p>
            <text:p>журнал каждого следующего уровня включает в себя </text:p>
            <text:p>всё, что попадает в журнал предыдущего уровня, плюс еще что-то новое.</text:p>
          </table:table-cell>
          <table:table-cell table:style-name="ce47" table:number-columns-repeated="1022"/>
        </table:table-row>
        <table:table-row table:style-name="ro1">
          <table:table-cell table:style-name="ce71" office:value-type="string" calcext:value-type="string">
            <text:p>wal_level = minimal </text:p>
          </table:table-cell>
          <table:table-cell table:style-name="ce71" office:value-type="string" calcext:value-type="string">
            <text:p>гарантирует только восстановление после сбоя</text:p>
          </table:table-cell>
          <table:table-cell table:style-name="ce47" table:number-columns-repeated="1022"/>
        </table:table-row>
        <table:table-row table:style-name="ro37">
          <table:table-cell table:style-name="ce46" office:value-type="string" calcext:value-type="string">
            <text:p>wal_level = replica</text:p>
          </table:table-cell>
          <table:table-cell table:style-name="ce71" office:value-type="string" calcext:value-type="string">
            <text:p>возможность восстановления из резервной копии </text:p>
            <text:p>и возможность физической репликации</text:p>
          </table:table-cell>
          <table:table-cell table:style-name="ce47" table:number-columns-repeated="1022"/>
        </table:table-row>
        <table:table-row table:style-name="ro37">
          <table:table-cell table:style-name="ce71" office:value-type="string" calcext:value-type="string">
            <text:p><text:span text:style-name="T22">ALTER SYSTEM RESET</text:span> wal_level;</text:p>
            <text:p><text:span text:style-name="T22">ALTER SYSTEM RESET</text:span> max_wal_senders;</text:p>
          </table:table-cell>
          <table:table-cell table:style-name="ce71" office:value-type="string" calcext:value-type="string">
            <text:p>Сбросить истему к заводским настройкам. </text:p>
            <text:p>Уровень replica - как раз дефолтный.</text:p>
          </table:table-cell>
          <table:table-cell table:style-name="ce47" table:number-columns-repeated="1022"/>
        </table:table-row>
        <table:table-row table:style-name="ro46">
          <table:table-cell table:style-name="ce71" office:value-type="string" calcext:value-type="string">
            <text:p>wal_level = logical </text:p>
          </table:table-cell>
          <table:table-cell table:style-name="ce71" office:value-type="string" calcext:value-type="string">
            <text:p>обеспечивает возможность работы логического декодирования и логической репликации. Он должен быть включен на публикующем сервере.</text:p>
            <text:p/>
            <text:p>практически не отличается от replica — добавляются записи, относящиеся к источникам репликации (replication origins), и произвольные логические записи, которые могут добавлять в журнал приложения</text:p>
          </table:table-cell>
          <table:table-cell table:style-name="ce47" table:number-columns-repeated="1022"/>
        </table:table-row>
        <table:table-row table:style-name="ro1">
          <table:table-cell table:style-name="ce71" table:number-columns-repeated="2"/>
          <table:table-cell table:style-name="ce47" table:number-columns-repeated="1022"/>
        </table:table-row>
        <table:table-row table:style-name="ro1">
          <table:table-cell table:style-name="ce77" office:value-type="string" calcext:value-type="string">
            <text:p>Репликация БД</text:p>
          </table:table-cell>
          <table:table-cell table:style-name="ce77"/>
          <table:table-cell table:style-name="ce47" table:number-columns-repeated="1022"/>
        </table:table-row>
        <table:table-row table:style-name="ro39">
          <table:table-cell table:style-name="ce78" office:value-type="string" calcext:value-type="string">
            <text:p>Репликация баз данных методом Master-Salve </text:p>
          </table:table-cell>
          <table:table-cell table:style-name="ce78" office:value-type="string" calcext:value-type="string">
            <text:p>— это процесс копирования (синхронизации) данных </text:p>
            <text:p>из базы данных на одном сервере (Master)</text:p>
            <text:p>в базу данных на другом сервере (Salve).</text:p>
          </table:table-cell>
          <table:table-cell table:style-name="ce47" table:number-columns-repeated="1022"/>
        </table:table-row>
        <table:table-row table:style-name="ro41">
          <table:table-cell table:style-name="ce71" office:value-type="string" calcext:value-type="string">
            <text:p>Сделать копию БД</text:p>
          </table:table-cell>
          <table:table-cell table:style-name="ce78" office:value-type="string" calcext:value-type="string">
            <text:p>1) на мастере, 10 версии и выше, устанавливаем параметр конфигурации wal_level="logical"</text:p>
          </table:table-cell>
          <table:table-cell table:style-name="ce47" table:number-columns-repeated="1022"/>
        </table:table-row>
        <table:table-row table:style-name="ro37">
          <table:table-cell table:style-name="ce71"/>
          <table:table-cell table:style-name="ce78" office:value-type="string" calcext:value-type="string">
            <text:p>2) В pg_hba.conf добавляем такую строку:</text:p>
            <text:p>host    db_name    postgres    192.168.1.3/32     trust</text:p>
          </table:table-cell>
          <table:table-cell table:style-name="ce47" table:number-columns-repeated="1022"/>
        </table:table-row>
        <table:table-row table:style-name="ro51">
          <table:table-cell table:style-name="ce71"/>
          <table:table-cell table:style-name="ce78" office:value-type="string" calcext:value-type="string">
            <text:p>3) рестартуем на мастере postgres и выполняем на реплике из-под пользователя postgres:</text:p>
            <text:p>pg_dumpall --database=postgres --host=192.168.1.2 --no-password --globals-only --no-privileges | psql</text:p>
            <text:p>pg_dump --dbname db_name --host=192.168.1.2 --no-password --create --schema-only | psql</text:p>
          </table:table-cell>
          <table:table-cell table:style-name="ce47" table:number-columns-repeated="1022"/>
        </table:table-row>
        <table:table-row table:style-name="ro52">
          <table:table-cell table:style-name="ce71" office:value-type="string" calcext:value-type="string">
            <text:p>Задачи, решаемые репликацией</text:p>
          </table:table-cell>
          <table:table-cell table:style-name="ce78" office:value-type="string" calcext:value-type="string">
            <text:p>* Передача подписчикам инкрементальных изменений в одной базе данных или подмножестве базы данных, когда они происходят.</text:p>
            <text:p><text:span text:style-name="T128">* </text:span>Срабатывание триггеров для отдельных изменений, когда их получает подписчик.</text:p>
            <text:p><text:span text:style-name="T128">* </text:span>Объединение нескольких баз данных в одну (например, для целей анализа).</text:p>
            <text:p><text:span text:style-name="T128">* </text:span>Репликация между разными основными версиями PostgreSQL.</text:p>
            <text:p><text:span text:style-name="T128">* </text:span>Репликация между экземплярами PostgreSQL на разных платформах (например, с Linux на Windows).</text:p>
            <text:p><text:span text:style-name="T128">* </text:span>Предоставление доступа к реплицированным данным другим группам пользователей.</text:p>
            <text:p><text:span text:style-name="T128">* </text:span>Разделение подмножества базы данных между несколькими базами данных.</text:p>
            <text:p/>
          </table:table-cell>
          <table:table-cell table:style-name="ce47" table:number-columns-repeated="1022"/>
        </table:table-row>
        <table:table-row table:style-name="ro1">
          <table:table-cell table:style-name="ce71" office:value-type="string" calcext:value-type="string">
            <text:p>Этапы репликации</text:p>
          </table:table-cell>
          <table:table-cell table:style-name="ce78" office:value-type="string" calcext:value-type="string">
            <text:p><text:span text:style-name="T151">*  </text:span><text:span text:style-name="T152">В</text:span><text:span text:style-name="T20">начале переносится схема данных. </text:span></text:p>
          </table:table-cell>
          <table:table-cell table:style-name="ce47" table:number-columns-repeated="1022"/>
        </table:table-row>
        <table:table-row table:style-name="ro1" table:number-rows-repeated="3">
          <table:table-cell table:style-name="ce71"/>
          <table:table-cell table:style-name="ce78"/>
          <table:table-cell table:style-name="ce47" table:number-columns-repeated="1022"/>
        </table:table-row>
        <table:table-row table:style-name="ro53">
          <table:table-cell table:style-name="ce71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Индексы</text:p>
          </table:table-cell>
          <table:table-cell table:style-name="ce77" office:value-type="string" calcext:value-type="string">
            <text:p>ЗАНИМАЮТ МЕСТО НА ЖЁСТКОМ ДИСКЕ и в КЭШЕ! 14 байт на строку</text:p>
          </table:table-cell>
          <table:table-cell table:number-columns-repeated="1022"/>
        </table:table-row>
        <table:table-row table:style-name="ro54">
          <table:table-cell table:style-name="ce78" office:value-type="string" calcext:value-type="string">
            <text:p>(user_id, age)</text:p>
          </table:table-cell>
          <table:table-cell table:style-name="ce78" office:value-type="string" calcext:value-type="string">
            <text:p>Индекс представляем как отсортированную таблицу </text:p>
            <text:p>сначала по 1 полю - uder_id в нашем случае,</text:p>
            <text:p>потом по второму - age, например.</text:p>
          </table:table-cell>
          <table:table-cell table:number-columns-repeated="1022"/>
        </table:table-row>
        <table:table-row table:style-name="ro55">
          <table:table-cell table:style-name="ce71" office:value-type="string" calcext:value-type="string">
            <text:p>При установке индекса по каждой строке </text:p>
            <text:p>появляются невидимые столбцы,</text:p>
            <text:p>содержащие... <text:span text:style-name="T135">индекс???</text:span></text:p>
          </table:table-cell>
          <table:table-cell table:style-name="ce71" office:value-type="string" calcext:value-type="string">
            <text:p>Самые лучшие - индексы B3, их можно перестраивать во время выполнения!</text:p>
          </table:table-cell>
          <table:table-cell table:number-columns-repeated="1022"/>
        </table:table-row>
        <table:table-row table:style-name="ro55">
          <table:table-cell table:style-name="ce71" table:number-columns-repeated="2"/>
          <table:table-cell table:number-columns-repeated="1022"/>
        </table:table-row>
        <table:table-row table:style-name="ro56">
          <table:table-cell table:style-name="ce71" office:value-type="string" calcext:value-type="string">
            <text:p>(usr_id) <text:span text:style-name="T136"> #  не нужен уже, если есть следующий!</text:span></text:p>
            <text:p>(user_id, age)</text:p>
          </table:table-cell>
          <table:table-cell table:style-name="ce71" office:value-type="string" calcext:value-type="string">
            <text:p>Главная ошибка - наличие индекса по колонке 1</text:p>
            <text:p>и ещё одного индекса - по колонке 1 и по другой колонке</text:p>
            <text:p/>
            <text:p>Двойной индекс и так может быть использован вместо одинарного </text:p>
            <text:p>для поиска по колонке 1!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Для LIKE '%str' не работают индексы. <text:s/></text:p>
          </table:table-cell>
          <table:table-cell table:style-name="ce71" office:value-type="string" calcext:value-type="string">
            <text:p>Если рандомный префикс в начале, то индекс не работает.</text:p>
          </table:table-cell>
          <table:table-cell table:number-columns-repeated="1022"/>
        </table:table-row>
        <table:table-row table:style-name="ro56">
          <table:table-cell table:style-name="ce71" office:value-type="string" calcext:value-type="string">
            <text:p><text:span text:style-name="T20">Покрытие индексом - крайняя мера.</text:span> </text:p>
            <text:p/>
            <text:p>используется для колонок, <text:span text:style-name="T20">по которым НУ ОЧЕНЬ ЧАСТО приходится искать.</text:span></text:p>
            <text:p/>
          </table:table-cell>
          <table:table-cell table:style-name="ce71" office:value-type="string" calcext:value-type="string">
            <text:p><text:span text:style-name="T128">Ускоряет поиск (user_id, phone_number) за счёт помещения в индекс не индексируемых колонок, а просто результирующих.</text:span></text:p>
            <text:p><text:span text:style-name="T128"/></text:p>
            <text:p>Если в индексе содержатся все требуемые нам строки, </text:p>
            <text:p>Postgres не обращается к данным в таблице вовсе, смотрит только индекс.</text:p>
          </table:table-cell>
          <table:table-cell table:number-columns-repeated="1022"/>
        </table:table-row>
        <table:table-row table:style-name="ro1">
          <table:table-cell table:style-name="ce71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Анализ запросов</text:p>
          </table:table-cell>
          <table:table-cell table:style-name="ce77"/>
          <table:table-cell table:number-columns-repeated="1022"/>
        </table:table-row>
        <table:table-row table:style-name="ro57">
          <table:table-cell table:style-name="ce78"/>
          <table:table-cell table:style-name="ce78" office:value-type="string" calcext:value-type="string">
            <text:p>1 правило оптимизации - сжать данные!</text:p>
            <text:p>Выбрать типы, сжирающие меньше места</text:p>
            <text:p><text:span text:style-name="T20">uuid text  =  64 байта</text:span></text:p>
            <text:p><text:span text:style-name="T20">uuid uuid  = 32 байта</text:span></text:p>
          </table:table-cell>
          <table:table-cell table:number-columns-repeated="1022"/>
        </table:table-row>
        <table:table-row table:style-name="ro31">
          <table:table-cell table:style-name="ce71" office:value-type="string" calcext:value-type="string">
            <text:p>Соединения (JOIN) реализуются</text:p>
            <text:p>несколькими способами:</text:p>
            <text:p>    соединение вложенным циклом (nested loop);</text:p>
            <text:p/>
            <text:p>    соединение хешированием (hash join);</text:p>
            <text:p/>
            <text:p>    соединение слиянием (merge join). </text:p>
            <text:p/>
          </table:table-cell>
          <table:table-cell table:style-name="ce71"/>
          <table:table-cell table:number-columns-repeated="1022"/>
        </table:table-row>
        <table:table-row table:style-name="ro58">
          <table:table-cell table:style-name="ce86" office:value-type="string" calcext:value-type="string">
            <text:p>Nested Loop</text:p>
            <text:p/>
          </table:table-cell>
          <table:table-cell table:style-name="ce71" office:value-type="string" calcext:value-type="string">
            <text:p><text:span text:style-name="T128">Вложенный цикл (1 цикл вложен в другой)</text:span></text:p>
            <text:p/>
            <text:p>внутреннее соединение (INNER JOIN) с помощью вложенного цикла:</text:p>
            <text:p>Во внешнем цикле перебираются строки первого набора данных (который называется внешним). </text:p>
            <text:p><text:span text:style-name="T20">Для каждой такой строки во вложенном цикле перебираются строки второго набора</text:span> (который называется внутренним), удовлетворяющие условию соединения. Каждая найденная пара немедленно возвращается как часть результата</text:p>
            <text:p/>
            <text:p>Максимально выгодно и для декартова произведения (CROSS JOIN), когда для каждой строки 1 множества выводится соединение с каждой из 2-го.</text:p>
            <text:p/>
          </table:table-cell>
          <table:table-cell table:number-columns-repeated="1022"/>
        </table:table-row>
        <table:table-row table:style-name="ro52">
          <table:table-cell table:style-name="ce87" office:value-type="string" calcext:value-type="string">
            <text:p>QUERY PLAN </text:p>
            <text:p>−−−−−−−−−−−−−−−−−−−−−−−−−−−−−−−−−−−−−−−−−−−−−−−−−−−−−</text:p>
            <text:p><text:span text:style-name="T20"> Nested Loop</text:span>  (cost=0.00..2.78 rows=45 width=144) </text:p>
            <text:p>   −&gt; Seq Scan on aircrafts_data a1                      </text:p>
            <text:p>       (cost=0.00..1.09 rows=9 width=72)</text:p>
            <text:p>   −&gt; Materialize  (cost=0.00..1.14 rows=5 width=72)     </text:p>
            <text:p>       −&gt; Seq Scan on aircrafts_data a2 </text:p>
            <text:p>           (cost=0.00..1.11 rows=5 width=72)</text:p>
            <text:p>           Filter: (range &gt; 5000)</text:p>
            <text:p>(7 rows)</text:p>
            <text:p/>
          </table:table-cell>
          <table:table-cell table:style-name="ce71" office:value-type="string" calcext:value-type="string">
            <text:p/>
            <text:p/>
            <text:p/>
            <text:p><text:span text:style-name="T128">------- вешний набор</text:span></text:p>
            <text:p><text:span text:style-name="T128">читается Последовательным чтением (с выделением ограниченного числа буферов)</text:span></text:p>
            <text:p><text:span text:style-name="T128">------- внутренний набор</text:span></text:p>
          </table:table-cell>
          <table:table-cell table:number-columns-repeated="1022"/>
        </table:table-row>
        <table:table-row table:style-name="ro46">
          <table:table-cell table:style-name="ce86" office:value-type="string" calcext:value-type="string">
            <text:p>Materialize</text:p>
          </table:table-cell>
          <table:table-cell table:style-name="ce71" office:value-type="string" calcext:value-type="string">
            <text:p>Фактически этот узел возвращает полученные от нижестоящего узла строки, предварительно сохраняя их в памяти (пока размер не превышает work_mem; затем данные начинают сохраняться на диск во временный файл)</text:p>
            <text:p/>
            <text:p>При повторном обращении узел читает запомненные ранее строки, уже не обращаясь к дочернему узлу.</text:p>
          </table:table-cell>
          <table:table-cell table:number-columns-repeated="1022"/>
        </table:table-row>
        <table:table-row table:style-name="ro1">
          <table:table-cell table:style-name="ce87" office:value-type="string" calcext:value-type="string">
            <text:p>Nested Loop Left Join</text:p>
          </table:table-cell>
          <table:table-cell table:style-name="ce71" office:value-type="string" calcext:value-type="string">
            <text:p><text:span text:style-name="T128">левое внешнее соединение с помощью </text:span>вложенного цикла</text:p>
          </table:table-cell>
          <table:table-cell table:number-columns-repeated="1022"/>
        </table:table-row>
        <table:table-row table:style-name="ro1">
          <table:table-cell table:style-name="ce87"/>
          <table:table-cell table:style-name="ce71"/>
          <table:table-cell table:number-columns-repeated="1022"/>
        </table:table-row>
        <table:table-row table:style-name="ro1">
          <table:table-cell table:style-name="ce88" office:value-type="string" calcext:value-type="string">
            <text:p>BitmapAnd</text:p>
          </table:table-cell>
          <table:table-cell table:style-name="ce71"/>
          <table:table-cell table:number-columns-repeated="1022"/>
        </table:table-row>
        <table:table-row table:style-name="ro1">
          <table:table-cell table:style-name="ce88" office:value-type="string" calcext:value-type="string">
            <text:p>Bimap Heap Scan</text:p>
          </table:table-cell>
          <table:table-cell table:style-name="ce71"/>
          <table:table-cell table:number-columns-repeated="1022"/>
        </table:table-row>
        <table:table-row table:style-name="ro1">
          <table:table-cell table:style-name="ce88" office:value-type="string" calcext:value-type="string">
            <text:p>Bitmap Index Scan</text:p>
          </table:table-cell>
          <table:table-cell table:style-name="ce71"/>
          <table:table-cell table:number-columns-repeated="1022"/>
        </table:table-row>
        <table:table-row table:style-name="ro59">
          <table:table-cell table:style-name="ce71" office:value-type="string" calcext:value-type="string">
            <text:p>Index Scan</text:p>
          </table:table-cell>
          <table:table-cell table:style-name="ce71" office:value-type="string" calcext:value-type="string">
            <text:p>Сканирование по индексу</text:p>
            <text:p>В этом случае буферное кольцо не используется и в буферном кеше окажется вся таблица полностью (и почти весь индекс тоже)</text:p>
          </table:table-cell>
          <table:table-cell table:number-columns-repeated="1022"/>
        </table:table-row>
        <table:table-row table:style-name="ro42">
          <table:table-cell table:style-name="ce71" office:value-type="string" calcext:value-type="string">
            <text:p>Seq Scan  = <text:span text:style-name="T20">Sequense Scan</text:span></text:p>
          </table:table-cell>
          <table:table-cell table:style-name="ce71" office:value-type="string" calcext:value-type="string">
            <text:p>Последовательное чтение больших таблиц, для которого </text:p>
            <text:p>выделяется буферное кольцо размером  по умолчанию 32 страницы (буфера)</text:p>
          </table:table-cell>
          <table:table-cell table:number-columns-repeated="1022"/>
        </table:table-row>
        <table:table-row table:style-name="ro60">
          <table:table-cell table:style-name="ce71" office:value-type="string" calcext:value-type="string">
            <text:p><text:span text:style-name="T23">SET</text:span> enable_seqscan = off;</text:p>
          </table:table-cell>
          <table:table-cell table:style-name="ce71" office:value-type="string" calcext:value-type="string">
            <text:p>Запрещаем последовательное сканирование</text:p>
          </table:table-cell>
          <table:table-cell table:number-columns-repeated="1022"/>
        </table:table-row>
        <table:table-row table:style-name="ro1" table:number-rows-repeated="4">
          <table:table-cell table:style-name="ce71" table:number-columns-repeated="2"/>
          <table:table-cell table:number-columns-repeated="1022"/>
        </table:table-row>
        <table:table-row table:style-name="ro1">
          <table:table-cell table:style-name="ce77" office:value-type="string" calcext:value-type="string">
            <text:p>MVCC - Изоляция</text:p>
          </table:table-cell>
          <table:table-cell table:style-name="ce77"/>
          <table:table-cell table:number-columns-repeated="1022"/>
        </table:table-row>
        <table:table-row table:style-name="ro1" table:number-rows-repeated="5">
          <table:table-cell table:style-name="ce71" table:number-columns-repeated="2"/>
          <table:table-cell table:number-columns-repeated="1022"/>
        </table:table-row>
        <table:table-row table:style-name="ro1">
          <table:table-cell table:style-name="ce125" office:value-type="string" calcext:value-type="string">
            <text:p>EXPLAIN</text:p>
          </table:table-cell>
          <table:table-cell table:style-name="ce125"/>
          <table:table-cell table:number-columns-repeated="1022"/>
        </table:table-row>
        <table:table-row table:style-name="ro61">
          <table:table-cell table:style-name="ce124" office:value-type="string" calcext:value-type="string">
            <text:p><text:span text:style-name="T22">CREATE TABLE</text:span> foo (c1 integer, c2 text);</text:p>
            <text:p><text:span text:style-name="T22">INSERT INTO </text:span>foo</text:p>
            <text:p>  <text:span text:style-name="T22">SELECT</text:span> i, md5(random()::text)</text:p>
            <text:p>  <text:span text:style-name="T22">FROM</text:span> generate_series(1, 1000000) <text:span text:style-name="T22">AS</text:span> i;</text:p>
          </table:table-cell>
          <table:table-cell table:style-name="ce124" office:value-type="string" calcext:value-type="string">
            <text:p>Создать тестовую таблицу</text:p>
          </table:table-cell>
          <table:table-cell table:number-columns-repeated="1022"/>
        </table:table-row>
        <table:table-row table:style-name="ro62">
          <table:table-cell table:style-name="ce49" office:value-type="string" calcext:value-type="string">
            <text:p>EXPLAIN</text:p>
          </table:table-cell>
          <table:table-cell table:style-name="ce124" office:value-type="string" calcext:value-type="string">
            <text:p>Выдаёт ОЖИДАНИЯ планировщика СУБД PostgreSQl</text:p>
            <text:p>НЕ ДЕЛАЕТ реальных изменений в базе, НЕ делает запроса!</text:p>
          </table:table-cell>
          <table:table-cell table:number-columns-repeated="1022"/>
        </table:table-row>
        <table:table-row table:style-name="ro63">
          <table:table-cell table:style-name="ce71" office:value-type="string" calcext:value-type="string">
            <text:p><text:span text:style-name="T22">EXPLAIN SELECT</text:span> * <text:span text:style-name="T22">FROM</text:span> foo;</text:p>
            <text:p/>
            <text:p><text:span text:style-name="T128">QUERY PLAN</text:span></text:p>
            <text:p><text:span text:style-name="T128">— Seq Scan on foo (</text:span><text:span text:style-name="T137">cost</text:span><text:span text:style-name="T128">=0.00..18334.00 </text:span><text:span text:style-name="T138">rows</text:span><text:span text:style-name="T128">=1000000 </text:span><text:span text:style-name="T138">width</text:span><text:span text:style-name="T128">=37)</text:span></text:p>
            <text:p><text:span text:style-name="T128">(1 row)</text:span></text:p>
          </table:table-cell>
          <table:table-cell table:style-name="ce71" office:value-type="string" calcext:value-type="string">
            <text:p><text:span text:style-name="T42">cost</text:span> - сферическое в вакууме понятие, призванное оценить затратность операции. </text:p>
            <text:p>Первое значение 0.00 — затраты на получение первой строки. </text:p>
            <text:p>Второе — 18334.00 — затраты на получение всех строк.</text:p>
            <text:p/>
            <text:p><text:span text:style-name="T153">rows</text:span> — приблизительное количество возвращаемых строк при выполнении операции</text:p>
            <text:p><text:span text:style-name="T153">width</text:span> — средний размер одной строки в байтах.</text:p>
          </table:table-cell>
          <table:table-cell table:number-columns-repeated="1022"/>
        </table:table-row>
        <table:table-row table:style-name="ro64">
          <table:table-cell table:style-name="ce50" office:value-type="string" calcext:value-type="string">
            <text:p>ANALYZE</text:p>
          </table:table-cell>
          <table:table-cell table:style-name="ce71" office:value-type="string" calcext:value-type="string">
            <text:p>Считывается определённое количество строк таблицы, выбранных случайным образом (количество опрееделяется default_statistics_target)</text:p>
            <text:p/>
            <text:p>Собирается статистика значений по каждой из колонок таблицы:</text:p>
            <text:p/>
          </table:table-cell>
          <table:table-cell table:number-columns-repeated="1022"/>
        </table:table-row>
        <table:table-row table:style-name="ro65">
          <table:table-cell table:style-name="ce71" office:value-type="string" calcext:value-type="string">
            <text:p><text:span text:style-name="T35">EXPLAIN (ANALYZE) SELECT</text:span> * <text:span text:style-name="T22">FROM</text:span> foo;</text:p>
          </table:table-cell>
          <table:table-cell table:style-name="ce71" office:value-type="string" calcext:value-type="string">
            <text:p>Такой запрос <text:span text:style-name="T20"> исполняется реально.</text:span></text:p>
            <text:p>Выполнение EXPLAIN (ANALYZE) для INSERT, DELETE или UPDATE, ИЗМЕНИТ ваши данные!</text:p>
            <text:p>В таких случаях используйте команду ROLLBACK.</text:p>
          </table:table-cell>
          <table:table-cell table:number-columns-repeated="1022"/>
        </table:table-row>
        <table:table-row table:style-name="ro66">
          <table:table-cell table:style-name="ce71" office:value-type="string" calcext:value-type="string">
            <text:p>Seq Scan on foo <text:s/>(cost=0.00..18334.10 rows=1000010 width=37) (actual time=0.009..67.701 rows=1000010 loops=1)</text:p>
          </table:table-cell>
          <table:table-cell table:style-name="ce71" office:value-type="string" calcext:value-type="string">
            <text:p><text:span text:style-name="T153">actual time</text:span> — реальное время в миллисекундах, затраченное для получения первой строки и всех строк соответственно.</text:p>
            <text:p><text:span text:style-name="T153">rows</text:span> — реальное количество строк, полученных при Seq Scan.</text:p>
            <text:p><text:span text:style-name="T153">loops</text:span> — сколько раз пришлось выполнить операцию Seq Scan.</text:p>
            <text:p><text:span text:style-name="T153">Total runtime </text:span>— общее время выполнения запроса.</text:p>
          </table:table-cell>
          <table:table-cell table:number-columns-repeated="1022"/>
        </table:table-row>
        <table:table-row table:style-name="ro1">
          <table:table-cell table:style-name="ce71" table:number-columns-repeated="2"/>
          <table:table-cell table:number-columns-repeated="1022"/>
        </table:table-row>
        <table:table-row table:style-name="ro67">
          <table:table-cell table:style-name="ce71" office:value-type="string" calcext:value-type="string">
            <text:p><text:span text:style-name="T22">EXPLAIN (ANALYZE, </text:span><text:span text:style-name="T2">BUFFERS</text:span><text:span text:style-name="T22">) SELECT</text:span> * <text:span text:style-name="T22">FROM</text:span> foo;</text:p>
            <text:p/>
            <text:p><text:span text:style-name="T128">QUERY PLAN</text:span></text:p>
            <text:p><text:span text:style-name="T128">— Seq Scan on foo (cost=0.00..18334.10 rows=1000010 width=37) (actual time=0.525..734.754 rows=1000010 loops=1)</text:span></text:p>
            <text:p><text:span text:style-name="T128">Buffers: shared read=8334</text:span></text:p>
            <text:p><text:span text:style-name="T128">Total runtime: 1253.177 ms</text:span></text:p>
            <text:p><text:span text:style-name="T128">(3 rows)</text:span></text:p>
          </table:table-cell>
          <table:table-cell table:style-name="ce71" office:value-type="string" calcext:value-type="string">
            <text:p>Исполнено после очистки кеша!</text:p>
            <text:p/>
            <text:p><text:span text:style-name="T153">Buffers: shared read </text:span>— количество блоков, считанное с диска.</text:p>
            <text:p/>
            <text:p><text:span text:style-name="T153">Buffers: shared hit</text:span> — количество блоков, считанных из кэша PostgreSQL.</text:p>
            <text:p>Появляется, если тот же запрос запускать повторно. </text:p>
            <text:p>PostgreSQL будет считывать данные уже из кеша. </text:p>
            <text:p>Уменьшится и время выполнения.</text:p>
          </table:table-cell>
          <table:table-cell table:number-columns-repeated="1022"/>
        </table:table-row>
        <table:table-row table:style-name="ro1" table:number-rows-repeated="7">
          <table:table-cell table:style-name="ce71" table:number-columns-repeated="2"/>
          <table:table-cell table:number-columns-repeated="1022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.00.0000</text:date>, <text:time style:data-style-name="N2" text:time-value="11:40:20.34416256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3-19T12:24:23.691215804</dc:date>
    <meta:editing-duration>P2DT15H11M16S</meta:editing-duration>
    <meta:editing-cycles>575</meta:editing-cycles>
    <meta:document-statistic meta:table-count="4" meta:cell-count="343" meta:object-count="0"/>
  </office:meta>
</office:document-meta>
</file>